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Geeza Pro" svg:font-family="Geeza Pro"/>
    <style:font-face style:name="LiHei Pro" svg:font-family="LiHei Pro"/>
    <style:font-face style:name="PingFang SC" svg:font-family="PingFang SC"/>
    <style:font-face style:name="PingFang TC" svg:font-family="PingFang TC"/>
  </office:font-face-decls>
  <office:automatic-styles>
    <style:style style:name="P1" style:family="paragraph" style:parent-style-name="Standard">
      <style:paragraph-properties style:line-height-at-least="0.2361in"/>
      <style:text-properties style:font-name="PingFang TC" fo:font-size="12.0pt" fo:color="#000000" fo:background-color="#868686"/>
    </style:style>
    <style:style style:name="P2" style:family="paragraph" style:parent-style-name="Standard">
      <style:paragraph-properties fo:margin-bottom="0.1667in" style:line-height-at-least="0.2361in"/>
      <style:text-properties style:font-name="PingFang TC" fo:font-size="12.0pt" fo:color="#000000" fo:background-color="#e0e0e0"/>
    </style:style>
    <style:style style:name="P3" style:family="paragraph" style:parent-style-name="Standard">
      <style:paragraph-properties fo:margin-bottom="0.1667in" style:line-height-at-least="0.2361in"/>
      <style:text-properties style:font-name="PingFang TC" fo:font-size="12.0pt" fo:color="#000000" fo:background-color="#ececec"/>
    </style:style>
    <style:style style:name="P4" style:family="paragraph" style:parent-style-name="Standard">
      <style:paragraph-properties fo:margin-bottom="0.1667in" style:line-height-at-least="0.2361in"/>
      <style:text-properties style:font-name="PingFang TC" fo:font-size="12.0pt" fo:color="#000000"/>
    </style:style>
    <style:style style:name="P5" style:family="paragraph" style:parent-style-name="Standard">
      <style:paragraph-properties fo:margin-bottom="0.1667in" style:line-height-at-least="0.2361in"/>
      <style:text-properties style:font-name="Geeza Pro" fo:font-size="12.0pt" fo:color="#000000" fo:background-color="#ececec"/>
    </style:style>
    <style:style style:name="P6"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T1" style:family="text">
      <style:text-properties fo:letter-spacing="0.0000in"/>
    </style:style>
    <style:style style:name="T2" style:family="text">
      <style:text-properties fo:letter-spacing="0.0000in" fo:color="#032726"/>
    </style:style>
    <style:style style:name="T3" style:family="text">
      <style:text-properties fo:letter-spacing="0.0000in" fo:background-color="transparent"/>
    </style:style>
    <style:style style:name="T4" style:family="text">
      <style:text-properties style:font-name="PingFang TC" fo:letter-spacing="0.0000in"/>
    </style:style>
    <style:style style:name="T5" style:family="text">
      <style:text-properties style:font-name="PingFang SC" fo:letter-spacing="0.0000in"/>
    </style:style>
    <style:style style:name="T6" style:family="text">
      <style:text-properties fo:letter-spacing="0.0000in" fo:background-color="#ececec"/>
    </style:style>
    <style:style style:name="TableColumn1" style:family="table-column">
      <style:table-column-properties style:column-width="3.4625in" style:rel-column-width="32767*"/>
    </style:style>
  </office:automatic-styles>
  <office:body>
    <office:text>
      <text:p text:style-name="P1"><text:span text:style-name="T1">选择 | 2009.01.31 01:28 | </text:span><text:span text:style-name="T2">#</text:span></text:p>
      <text:p text:style-name="P2"><text:span text:style-name="T1">推荐一下．．</text:span><text:span text:style-name="T3"><text:line-break/></text:span><text:span text:style-name="T1">=================</text:span><text:span text:style-name="T3"><text:line-break/></text:span><text:span text:style-name="T1">结束血腥占领的最佳途径，是就以色列问题展开一些活动，诸如那些曾终止了南非种族隔离制度的运动。</text:span></text:p>
      <text:p text:style-name="P2"><text:span text:style-name="T1">他们号召“全世界有良知的人们开展广泛的联合抵制，并贯彻撤资倡议来对抗以色列，正如种族隔离时代针对南非所采取的那些行动一样”。“抵制、撤资和制裁”运动，由此而来。</text:span></text:p>
      <text:p text:style-name="P2"><text:span text:style-name="T3"><text:line-break/></text:span><text:span text:style-name="T1">http://www.yeeyan.com/articles/view/Nicolle/26240?orgin=index</text:span></text:p>
      <text:p text:style-name="P1"><text:span text:style-name="T1">李秉叡 | 2009.01.21 07:53 | </text:span><text:span text:style-name="T2">#</text:span></text:p>
      <text:p text:style-name="P3"><text:span text:style-name="T1">一篇不錯的文章，和大家分享一下：</text:span></text:p>
      <text:p text:style-name="P3"><text:span text:style-name="T1">牛津大学教授施莱姆评加沙事件（节译）</text:span></text:p>
      <text:p text:style-name="P3"><text:span text:style-name="T1">文章摘要：</text:span><text:span text:style-name="T3"><text:line-break/></text:span><text:span text:style-name="T1">拥有英国和以色列双重国籍的牛津大学教授施莱姆（Avi Shlaim）是以色列“新史家”的代表人物，也是一位在国际上享有盛名的中东问题专家，著有多本史学专著。施莱姆曾于1967年中东战争之前在以色列国防军中服役，之后一直移居英国。他坚决支持以色列国的存在，但反对以色列在1967年边界线之外的占领与殖民行为。最近施莱姆接受了美国Democracy Now！电视台的采访，对本次加沙事件给以点评，以下为节译。笔者希望施莱姆的观点能对偏袒以色列的中国主流媒体起到有益的补充作用，以促进公众公正看待巴以问题。</text:span></text:p>
      <text:p text:style-name="P3"><text:span text:style-name="T1">原文见（据该网站明示之版权政策，可自由转载）</text:span></text:p>
      <text:p text:style-name="P3"><text:span text:style-name="T1">http://www.democracynow.org/2009/1/14/leading_israeli_scholar_avi_shlaim_israel</text:span></text:p>
      <text:p text:style-name="P3"><text:span text:style-name="T1">文章來源：http://liubo.blshe.com/post/176/322274</text:span><text:span text:style-name="T3"><text:line-break/></text:span></text:p>
      <text:p text:style-name="P1"><text:span text:style-name="T1">李秉叡 | 2009.01.17 08:25 | </text:span><text:span text:style-name="T2">#</text:span></text:p>
      <text:p text:style-name="P2"><text:span text:style-name="T1">以色列緣何遮人耳目不報巴勒斯坦戰況？</text:span></text:p>
      <text:p text:style-name="P4"><text:span text:style-name="T1"/></text:p>
      <text:p text:style-name="P2"><text:span text:style-name="T1">朝鮮日報記者 金妍珠 (2009.01.15 15:27)</text:span></text:p>
      <text:p text:style-name="P2"><text:span text:style-name="T3"><text:line-break/></text:span><text:span text:style-name="T1">“那些生活在加沙邊境地區的雞如何適應火箭彈爆炸的環境呢？”</text:span></text:p>
      <text:p text:style-name="P2"><text:span text:style-name="T1">據美聯社報導，在遭到以色列軍隊攻擊的加沙地區死亡人數已超過900人的本月12日，以色列國民在國營廣播電臺節目中卻聽到了關於“雞的生活”的新聞。這一電臺欄目本來是為了警告哈馬斯（加沙的巴勒斯坦武裝政派）進行的火箭彈襲擊或通報以色列方面的損失，但由於以色列方面損失少，沒有可報導的內容，因此才安排了上述節目。取而代之，以色列媒體只是集中報導本國的13名國民在這次戰爭中死亡的事實。</text:span></text:p>
      <text:p text:style-name="P2"><text:span text:style-name="T1">本月6日發生了加沙難民營聯合國學校內的40人等共70人死亡的最大規模慘案。</text:span></text:p>
      <text:p text:style-name="P2"><text:span text:style-name="T3"><text:line-break/></text:span><text:span text:style-name="T1">▲14日，巴勒斯坦加沙城居民聚集在因以色列軍隊的空襲而成為廢墟的一棟建築物前。以色列空襲已持續19天，到當天為止，在加沙地區已有1000多人死亡。照片=路透社/Newsis但以色列媒體卻大寫特寫了以色列一名兒童因哈馬斯發射的火箭彈受到輕傷的消息。以色列日報《耶路撒冷郵報》網站在加沙地區死亡人數超過1000人的14日，也只是大篇幅報導了2名以色列士兵死亡的消息。根本看不到有關加沙地區遇難者的報導。</text:span></text:p>
      <text:p text:style-name="P2"><text:span text:style-name="T3"><text:line-break/></text:span><text:span text:style-name="T1">以色列媒體將這種單方報導行為解釋為“是因為國民希望這樣”。以色列電視臺第10頻道解說員基勒森巴烏（音）說：“我們正處在戰爭狀態，以色列人關心的是戰場上的家人和有關火箭彈的消息。媒體人也一樣，因為家人在戰場上，先打探我方消息是理所當然的事情。”</text:span></text:p>
      <text:p text:style-name="P2"><text:span text:style-name="T3"><text:line-break/></text:span><text:span text:style-name="T1">以色列人自己也在蒙住眼睛和耳朵。儘管阿拉伯電視臺等外國電視臺也播出戰況，但大多數人不看這類報導。在耶路撒冷書店工作的韋因伯格（音）說：“外國電視臺不能正確理解以色列，而且關於戰爭消息的報導也不准，因此不看。”</text:span></text:p>
      <text:p text:style-name="P2"><text:span text:style-name="T3"><text:line-break/></text:span><text:span text:style-name="T1">以色列人西鄂都魯（音）說：“為他們（加沙市民）感到遺憾，但不想看到流血慘案。戰爭本來就是卑劣的、不好看的。”</text:span></text:p>
      <text:p text:style-name="P2"><text:span text:style-name="T3"><text:line-break/></text:span><text:span text:style-name="T1">《紐約時報》13日對這樣的以色列人稱：“他們認為其他國家都是錯誤的，只相信自己是對的。在以色列內部幾乎沒有人譴責攻擊加沙的行為。”</text:span></text:p>
      <text:p text:style-name="P2"><text:span text:style-name="T3"><text:line-break/></text:span><text:span text:style-name="T1">當然，在以色列內部也有擔憂不關心國際社會輿論的態度的聲音。以色列日報《國土報》14日援引以色列駐國外外交官的話報導說：“應該知道國際社會對以色列評價很差的事實。”</text:span></text:p>
      <text:p text:style-name="P2"><text:span text:style-name="T3"><text:line-break/></text:span><text:span text:style-name="T1">朝鮮日報中文網 chn.chosun.com</text:span><text:span text:style-name="T3"><text:line-break/></text:span><text:span text:style-name="T1">本文內容歸朝鮮日報和朝鮮日報網版權所有，未經許可，不得摘編</text:span></text:p>
      <text:p text:style-name="P1"><text:a xlink:type="simple" xlink:href="http://palinfo.habago.org/mt-comments.cgi?__mode=red&amp;id=16607"><text:span text:style-name="T2">柳春春阿忠</text:span></text:a><text:span text:style-name="T1"> | 2009.01.17 00:03 | </text:span><text:span text:style-name="T2">#</text:span></text:p>
      <text:p text:style-name="P3"><text:span text:style-name="T1">李同學，將您的滑鼠移動到"War on Gaza"上，點它。</text:span><text:span text:style-name="T3"><text:line-break/></text:span><text:span text:style-name="T1">就可以看了。</text:span></text:p>
      <text:p text:style-name="P1"><text:span text:style-name="T1">李秉叡 | 2009.01.16 23:39 | </text:span><text:span text:style-name="T2">#</text:span></text:p>
      <text:p text:style-name="P2"><text:span text:style-name="T1">怎么看呢？好像没有网页。</text:span></text:p>
      <text:p text:style-name="P1"><text:span text:style-name="T1">怡靜 | 2009.01.16 21:59 | </text:span><text:span text:style-name="T2">#</text:span></text:p>
      <text:p text:style-name="P3"><text:span text:style-name="T1">半島電視台(Al Jazeera)採用CC授權方式（可以複製轉載或創作衍生著作，只要註明出自半島電視台）放上巴以衝突的新聞短片，有阿拉伯語和英語（影片下方均有簡短的影片英語簡介），可以直接線上觀看，也可下載較高解析度的影片。日期從1/1到1/14號</text:span></text:p>
      <text:p text:style-name="P3"><text:a xlink:type="simple" xlink:href="http://cc.aljazeera.net/"><text:span text:style-name="T2">War on Gaza</text:span></text:a><text:span text:style-name="T3"><text:line-break/></text:span><text:span text:style-name="T1">其中也包括了以色列在迦薩住宅區使用White Phosphorus彈的畫面。</text:span></text:p>
      <text:p text:style-name="P3"><text:span text:style-name="T1">受夠了西方主流媒體新聞畫面的朋友可以看看。</text:span></text:p>
      <text:p text:style-name="P3"><text:span text:style-name="T1">One man's terrorist is another man's freedom fighter.</text:span></text:p>
      <text:p text:style-name="P1"><text:span text:style-name="T1">陳真 | 2009.01.16 16:27 | </text:span><text:span text:style-name="T2">#</text:span></text:p>
      <text:p text:style-name="P2"><text:span text:style-name="T1">我來模彷一下這位小姐 "討論" 事情的方式(我真懷疑這些人是怎麼從大學或研究所畢業的):</text:span></text:p>
      <text:p text:style-name="P2"><text:span text:style-name="T1">===============</text:span><text:span text:style-name="T3"><text:line-break/></text:span><text:span text:style-name="T1">反對媒體? 你們不也是也有通知記者? 你沒做過NGO 的全職工作,你不知道沒有媒體怎麼行狔?! 資源就這些啊,大家要搶啊. 你以為你們很清高是嗎? 還是你以為你是聖人? 我在網路上老早聽過你的惡名,還有你推崇的那位悟泓啊,員工都被他虐待得痛哭你要怎麼說? 我都沒有因為這樣就否定他們的貢獻,為什麼你卻要罵我們 AI? 你就只有這麼一點本事嗎? 罵我們來襯托你們的偉大嗎? 笑死人了! 哈哈哈,加油喔. 不要四處向馬英狗求官喔,要投靠藍營還有機會啦,加油喔! 如果我說中了什麼,你想刪掉也無妨啦,我能理解啦,加油喔.</text:span></text:p>
      <text:p text:style-name="P2"><text:span text:style-name="T1">回應者 敬上</text:span><text:span text:style-name="T3"><text:line-break/></text:span><text:span text:style-name="T1">================</text:span><text:span text:style-name="T3"><text:line-break/></text:span><text:span text:style-name="T1">我如果也模彷同樣的方式來回應就是這樣:</text:span></text:p>
      <text:p text:style-name="P2"><text:span text:style-name="T1">妳是不是有自卑感啊? 還是被裁員心情不好啊? 不然幹嘛一直寫信給我呢? 我又不是妳的心靈導師,要開導去找別人啊. 妳那麼喜歡媒體,是不是很愛出風頭啊,如果愛出風頭為什麼不去街上翻跟斗呢? 愛出風頭為什麼任意抹黑人卻要匿名呢? 露出妳某某尾大社運團體執行長的頭銜啊,豈不風頭更盛,恐怕會吸引媒體來報導,這樣妳就成名了不是嗎? 加油喔!</text:span></text:p>
      <text:p text:style-name="P2"><text:span text:style-name="T1">也是回應者 敬上</text:span><text:span text:style-name="T3"><text:line-break/></text:span><text:span text:style-name="T1">=====================</text:span><text:span text:style-name="T3"><text:line-break/></text:span><text:span text:style-name="T1">台灣人不知道為什麼會普遍變成這副德性,很低能,品性很不好,而且很窩囊.</text:span></text:p>
      <text:p text:style-name="P1"><text:span text:style-name="T1">陳真 | 2009.01.16 03:11 | </text:span><text:span text:style-name="T2">#</text:span></text:p>
      <text:p text:style-name="P3"><text:span text:style-name="T1">這幾年民進黨的 “新潮流” 變成了扁家軍保皇黨, 二十幾年前大概不會有人能預料到有這麼一天.</text:span></text:p>
      <text:p text:style-name="P3"><text:span text:style-name="T1">新潮流的前身就是編聯會, 全名叫 “黨外作家編輯聯誼會”, 我曾應邀加入, 但後來因故我又決定不加入, 反倒在張俊雄的鼓吹下, 加入當時被一些新潮流人士批鬥的 “黨外公政會”. 各地的公政會辦公室幾乎也就是後來民進黨的各地黨部.</text:span></text:p>
      <text:p text:style-name="P3"><text:span text:style-name="T1">二十幾年前, 劉一德在他的一本書叫 “民進黨第三代” 中說我 “比新潮流還新潮流”, 這話在當時是一種恭維, 意思是說理想很純粹. 但不懂黨外這段歷史的人可能會莫名其妙, 新潮流不就是像邱義仁那樣一些不擇手段的政客嗎?</text:span></text:p>
      <text:p text:style-name="P3"><text:span text:style-name="T1">其實那時候的新潮流是很有理想的, 比方說他們堅持不參選, 並且以批鬥那些藉著選舉起家的政治人物而聲名大噪, 特別是批鬥康寧祥, 謂之批康事件. 後來還有所謂雞兔同不同籠的問題, 也就是說, 以新潮流和阿扁為首的這樣一股 “清流”, 究竟應不應該和那些整天搞選舉的地方山頭共同扛著黨外的旗幟.</text:span></text:p>
      <text:p text:style-name="P3"><text:span text:style-name="T1">雞兔同不同籠的路線爭議¸ 其中核心份子之一當然就是阿扁. 他代表著堅定、理想、不妥協、不放水的雞派, 堅持不跟像兔寶寶一樣很容易被收 買被收編的兔派, 也就是美麗島系那些人. 這也就是為什麼我在二十幾年前曾是扁迷, 十幾年前卻開始罵他. 阿扁在黨外時期, 的確被視為像林義雄那樣的人格者. 我記得當時還有人寫書, 專門在探討林義雄和陳水扁兩人的相似性: 正直, 剛毅, 不妥協,兩人都很難搞, 是非分明, 原則問題絕不放水. 但阿扁這假象, 其實相識沒幾年就能識破.</text:span></text:p>
      <text:p text:style-name="P3"><text:span text:style-name="T1">新潮流當時不但號稱左派, 而且新潮到什麼程度呢? 新潮到絕不參選的地步, 堅持必須以、也唯有以群眾抗爭的方式才能把台灣從國民黨的獨裁暴政中 “拯救” 出來. 阿扁於1986年因蓬萊島案入獄之前巡迴全台取暖的坐監惜別會中, 不斷宣佈說他這輩子絕對不參與選舉! 絕對要用群眾運動推翻國民黨! 但是, 就在扁對天發誓講這些話的同時, 扁珍已在積極佈署立委選舉!</text:span></text:p>
      <text:p text:style-name="P3"><text:span text:style-name="T1">但新潮流仍執意不參選, 並反對所謂 “公職掛帥”, 也就是反對捧高立委等民意代表或縣市長在反對陣營裏頭的地位, 主張草根運動及組織群眾抗爭. 邱義仁還翻譯了一本小書就叫做 “組織人民, 爭取權力”.</text:span></text:p>
      <text:p text:style-name="P3"><text:span text:style-name="T1">但堅持沒多久, 形勢比人強, 新潮流於是也宣佈要投入選舉, 但大概是覺得有點不好意思, 於是解釋說是為了要 “以公職身份來發展社運”! 那時候, 林義雄已到海外遊學, 但他傳話回來說他反對新潮流投入選舉.</text:span></text:p>
      <text:p text:style-name="P3"><text:span text:style-name="T1">大約是1991年吧, 林義雄由海外短暫回國一趟，我跟他初識, 問他對於此事的看法, 他仍明白表示反對. 並且說, 我們應監督新潮流這些人是否真的以公職身份發展社運. 所謂監督新潮流是否真的 “以公職發展社運” 這樣一些話, 林先生後來仍公開講過許多次.</text:span></text:p>
      <text:p text:style-name="P3"><text:span text:style-name="T1">但我當時反駁說, 我認為公職是公職, 社運是社運, 公職人員不應該來領導社運, 社運也不該藉著公職人員來壯大自己的資源或影響力. 政治與社運或人權與環保等等這兩種東西應該畫清界限.</text:span></text:p>
      <text:p text:style-name="P3"><text:span text:style-name="T1">當然, 我的說法不會有什麼市場.</text:span></text:p>
      <text:p text:style-name="P3"><text:span text:style-name="T1">後來的發展是這樣: 諸社運團體紛紛變成民進黨政治勢力的一個附庸或甚至搖尾團體, 大部份從事社運稍有點資歷的, 幾乎都在累積了足夠 “資源” 與知名度之後就跑去競選民代, 每個人都說得很好聽, 都說要進去國會或進去體制裏去 “直接” 改造社會.</text:span></text:p>
      <text:p text:style-name="P3"><text:span text:style-name="T1">但這想法基本上是不通的. 為什麼? 因為社運 “最終” 是要改變一種價值, 而不光是要改變一種現象, 而價值的改變其實是不需要權力的. 這也就是為什麼墨西哥那位蒙面俠著名游擊隊領袖馬訶仕（Marcos）說: “我們對掌握政權不感興趣”. 因為真正的革命並不需要透過權力的追逐與掠奪來達成. 或者說, 如果你要改變的是一種價值, 那麼, 你手上有沒有權力, 鎂光燈有沒有圍著你繞, 實在沒有什麼差別. 價值並非靠著人多勢眾來實現, 更不是靠著權力.</text:span></text:p>
      <text:p text:style-name="P3"><text:span text:style-name="T1">我出國第一年(1997), 寫了一封 “給英國人的公開信”, 之後發起了一個運動叫 CARD (Campaign Against Racial Discrimination), 引起英國政府及一些國會議員的注意, 國民黨這一邊對我當然也很 “關切”, 關切到幾乎整天對我四處耳語或網上抹黑甚至實質冒名騷擾的地步, 手段卑鄙到極點, 有口難言, 十分痛苦. 略過不表.</text:span></text:p>
      <text:p text:style-name="P3"><text:span text:style-name="T1">那時候, 許多人建議我說, 為什麼不動用我在綠營的政治人脈, 透過他們 “直接” 對英國政府施壓, 何必辛苦地去認識一些 “根本沒有半點影響力” 的學生或國內外各地名不見經傳的 “人士”.</text:span></text:p>
      <text:p text:style-name="P3"><text:span text:style-name="T1">我對這建議很納悶, 如果一個運動最終是要透過政治人物來 “直接” 施壓, 那我們自己乾脆去競選立委或擔任公職算了, 何必當一個永遠在野的反對者或從事什麼社運?</text:span></text:p>
      <text:p text:style-name="P3"><text:span text:style-name="T1">更何況請政治人物幫你施壓是要施什麼壓? 我們當時是要求英國駐台機構(BTCO) 必須提供台灣留學生充份留學資訊或旅遊訊息, 而不是一味美化英國生活環境, 大做不實廣告. 但這樣一個要求豈是這個運動本身的目的? 這個要求只是一種手段不是嗎? 目的是要讓大家正視族群和諧的人權問題.</text:span></text:p>
      <text:p text:style-name="P3"><text:span text:style-name="T1">我們又不是旅行社, 也不是留學代辦中心, 請英國政府提供完整資訊豈是一個運動的目的? 至少不是我發起CARD的目的. 就算提供了完整資訊, 問題還不是一樣存在那裡?</text:span></text:p>
      <text:p text:style-name="P3"><text:span text:style-name="T1">重點不是有沒有提供完整資訊, 重點是想藉此逼使英國政府謙卑一點, 嚴肅一點, 好好正視種族歧視這樣一些人權問題, 不要說連一個亞洲來的移民在英國開一家雜貨店, 都會被種族意識很強的青少年給拖出來活活打死, 而英國社會卻沒有把這樣一些事當成極其嚴重的人權問題.</text:span></text:p>
      <text:p text:style-name="P3"><text:span text:style-name="T1">不過, 萬萬沒想到的是, 支持者很多竟來自西方, 即便是英國官方, 也是企圖跟我們講理或企圖對我提起法律訴訟, 而這個運動最可怕最可怕最可怕的反彈與攻擊, 竟然是來自島內島外這些被歧視或一心崇洋的台灣人或台灣留學生; 彷彿我戳破了他們的什麼牛皮或神主牌似的.</text:span></text:p>
      <text:p text:style-name="P3"><text:span text:style-name="T1">那些攻擊當然都是摸黑進行, 台灣人最擅長這一套! 他不是要跟你講理, 而是直接用各種政客搞選舉那一套抹黑方式把你鬥臭, 彷彿只要把你這個人抹黑了, 於是你的話也就跟著失去意義似的.</text:span></text:p>
      <text:p text:style-name="P3"><text:span text:style-name="T1">在某個重要意義上, CARD 總算讓我真正認識了台灣人; 更精確地說是真正認識了台灣菁英. 別看這些人平常人模人樣、關心國家大事一副有為青年模樣, 事實上一旦太陽下山或四下無人之處, 他們什麼事都幹得出來, 什麼話都能說得出口, 雖然在這一點上是藍綠有志一同, 但綠勝出於藍, 綠的這一邊之品性顯然比藍的要更差一些.</text:span></text:p>
      <text:p text:style-name="P3"><text:span text:style-name="T1">黨外時, 我一度以為一切是政治問題, 萬惡之源在於國民黨, 只要推翻了這個黨, 大家從此就可以過著安祥樂利的生活, 民進黨成立後, 我發現我錯了, 這兩個黨基本上是沒有差別的, 甚至一蟹不如一蟹, 後者比前者更爛更可怕更無惡不作更為所欲為, 並且帶來一種極右的族群意識; 而問題的根源顯然是出在文化上, 也就是說是人民的問題而不是政府的問題, 是價值的問題, 不是政治問題. 簡單說,素質低劣的人民, 你如何可能期待他能創造出一個優質社會或優質政府?</text:span></text:p>
      <text:p text:style-name="P3"><text:span text:style-name="T1">這問題不但存在政治圈中, 同樣也存在社運圈裏. 我們看一個人好壞,不是看他有沒有做好事,而是看他不管是做好事或做壞事時的態度.</text:span></text:p>
      <text:p text:style-name="P3"><text:span text:style-name="T1">曾聽范光棣說,他在美國唸書時曾是個很積極的左派運動者,但他後來發現,這些說要追求美好社會的人如果自己品性都這麼差,如何可能期待他們能做出什麼社運?</text:span></text:p>
      <text:p text:style-name="P3"><text:span text:style-name="T1">陳真 2009. 1. 16.</text:span><text:span text:style-name="T3"><text:line-break/></text:span></text:p>
      <text:p text:style-name="P1"><text:span text:style-name="T1">陳真 | 2009.01.16 01:42 | </text:span><text:span text:style-name="T2">#</text:span></text:p>
      <text:p text:style-name="P2"><text:span text:style-name="T1">2009/01/14 人間出版社勞動人權協會勞動前線雜誌社勞動黨勞動黨桃竹苗勞工服務中心台灣反帝學生組織夏潮聯合會女性勞動者權益促進會</text:span></text:p>
      <text:p text:style-name="P2"><text:span text:style-name="T1">行動起來！</text:span><text:span text:style-name="T3"><text:line-break/></text:span><text:span text:style-name="T1">反對以色列軍隊屠殺加薩平民！</text:span></text:p>
      <text:p text:style-name="P2"><text:span text:style-name="T1">以色列軍隊自2008年12月27日起對加薩走廊所進行的轟炸和襲擊，已經使得巴勒斯坦平民屍體總數超過九百具 ( 死亡人數還在增加中</text:span><text:span text:style-name="T3"><text:line-break/></text:span><text:span text:style-name="T1">)，受傷人數超過四千人。而這場由以色列前總理艾胡德．巴拉克策劃十八個月違反人道的侵略戰爭，目前並無停止的跡象，以色列總理歐默特並揚言要將戰爭推進到「陸地作戰」的第三階段，加薩走廊已面臨空前的屠城危機。</text:span></text:p>
      <text:p text:style-name="P2"><text:span text:style-name="T1">面對以色列軍隊這樣慘絕人寰的屠殺行為，美英等西方大國竟然還緊急運送武器給以色列軍隊繼續屠殺巴勒斯坦人民，這已經嚴重地違反了一系列的國際法律。?了制止這樣的滅族屠殺，全世界都發起了抗議譴責的行動。我們這些勞工和社運團體決定ㄧ起站出來譴責和抗議這樣的暴行！</text:span></text:p>
      <text:p text:style-name="P2"><text:span text:style-name="T1">反對以色列軍隊屠殺加薩平民系列活動之一：</text:span></text:p>
      <text:p text:style-name="P2"><text:span text:style-name="T1">1. 活動時間：2009年1月16日 (五) 上午10點</text:span><text:span text:style-name="T3"><text:line-break/></text:span><text:span text:style-name="T1">2. 活動地點：基隆路一段333號貿易大樓前廣場</text:span><text:span text:style-name="T3"><text:line-break/></text:span><text:span text:style-name="T1">3. 活動內容：聯合默哀；各團體演講；聯合行動</text:span></text:p>
      <text:p text:style-name="P2"><text:span text:style-name="T1">反對以色列軍隊屠殺加薩平民系列活動之二：</text:span></text:p>
      <text:p text:style-name="P2"><text:span text:style-name="T1">4. 活動時間：2009年1月20日上午10點 (歐巴馬宣示就職日)</text:span><text:span text:style-name="T3"><text:line-break/></text:span><text:span text:style-name="T1">5. 活動地點：美國在台協會旁健保大樓前人行道</text:span><text:span text:style-name="T3"><text:line-break/></text:span><text:span text:style-name="T1">6. 活動內容：要求歐巴馬立即撤軍、停止屠殺、反對軍購……聯合默哀；各團體演講；聯合行動</text:span></text:p>
      <text:p text:style-name="P2"><text:span text:style-name="T1">新聞聯絡人：勞動人權協會 唐曙 0932036294</text:span></text:p>
      <text:p text:style-name="P2"><text:span text:style-name="T1">以色列應立即終止對加薩走廊的戰爭屠殺罪行</text:span><text:span text:style-name="T3"><text:line-break/></text:span><text:span text:style-name="T1">並終結對巴勒斯坦的非法佔領</text:span></text:p>
      <text:p text:style-name="P2"><text:span text:style-name="T1">2009.1.16</text:span></text:p>
      <text:p text:style-name="P2"><text:span text:style-name="T1">以色列軍隊自2008年12月27日起對加薩走廊所進行的轟炸和襲擊，已經使得巴勒斯坦平民屍體總數超過九百具 ( 死亡人數還在增加中</text:span><text:span text:style-name="T3"><text:line-break/></text:span><text:span text:style-name="T1">)，受傷人數超過四千人。而這場由以色列前總理艾胡德．巴拉克策劃十八個月違反人道的侵略戰爭，目前並無停止的跡象，以色列總理歐默特並揚言要將戰爭推進到「陸地作戰」的第三階段，加薩走廊已面臨空前的屠城危機。</text:span></text:p>
      <text:p text:style-name="P2"><text:span text:style-name="T1">然而，以色列對加薩走廊的攻擊並不是從最近才開始。遠在2005年，簡稱為哈瑪斯的「伊斯蘭抵抗運動」組織獲得巴勒斯坦人大多數選票支持上台之後，美國為首的西方大國便與以色列一起聯手起來抵制巴勒斯坦政府。它們透過禁運、建築圍牆、封鎖邊界和「定點清除」的襲擊等方式，讓加薩走廊365平方公里的近150萬人陷入缺電、少水、缺糧、無藥、基礎建設敗壞的人道危機困境，形同囚禁。?了生存，巴勒斯坦人發起抵抗，也引起了以色列軍隊更加嚴酷的鎮壓。哈瑪斯當局?了緩解嚴重的圍困危機，與以色列當局於2008年7月達成六個月停火的協議。然而，以色列當局卻在停火期間更加嚴厲地圍困、封閉加薩走廊，哈瑪斯當局的克制並沒有換來應有的人道救援。於是加薩走廊的巴勒斯坦人在挨餓受凍的處境下，再度面臨侵略戰爭。加薩北部、人口密度最高的賈巴利亞難民營首當其衝，這個1.4平方公里、人口10萬的難民營，人均年齡只有15.3歲，聯合國所設立的25間學校竟也遭到了攻擊，此外，警察局、民房、基礎建設和醫院都無ㄧ倖免！</text:span></text:p>
      <text:p text:style-name="P2"><text:span text:style-name="T1">自1993年奧斯陸原則協定簽訂以來，任何對巴勒斯坦人民的壓迫都以「和平」之名行之；從拉賓的「用土地換和平」、內塔尼雅胡的「以安全換和平」、夏隆的「脫離接觸協議」以及布希的「和平路線圖」和「大中東」計畫，每次都是對巴勒斯坦人民人權及民族尊嚴變本加厲地踐踏，而巴勒斯坦人民的生存空間卻越來越小，他們?了生存而進行的抵抗，卻永遠被貼上「武裝衝突」、「恐怖攻擊」的標籤。巴勒斯坦人民現在需要的不是抽象的和平，而是實質的正義！全世界所有弱勢的被壓迫和被損害者都不能容忍這樣血淋淋的暴行！因此，我們主張：</text:span></text:p>
      <text:p text:style-name="P2"><text:span text:style-name="T1">1.以色列應立即終止對加薩走廊的的戰爭屠殺罪行；聯合國應立即針對戰爭犯罪的事實進行調查和處分；</text:span></text:p>
      <text:p text:style-name="P2"><text:span text:style-name="T1">2.以色列應立即結束對加薩走廊和約旦河西岸的圍困，並依據聯合國1967年第338號決議，自其非法佔領的巴勒斯坦土地撤離；</text:span></text:p>
      <text:p text:style-name="P2"><text:span text:style-name="T1">3.應實現自1948年以來因戰爭而被迫逃離的巴勒斯坦難民返鄉的權利；</text:span></text:p>
      <text:p text:style-name="P2"><text:span text:style-name="T1">4.聯合國應基於人道危機處理原則，儘速協調埃及開放與加薩走廊邊界，疏散並安置加薩人民。</text:span></text:p>
      <text:p text:style-name="P2"><text:span text:style-name="T1">5.譴責美英兩國支持以色列侵略戰爭的屠殺平民行為！</text:span></text:p>
      <text:p text:style-name="P2"><text:span text:style-name="T1">活動共同發起團體：</text:span></text:p>
      <text:p text:style-name="P2"><text:span text:style-name="T1">人間出版社、女性勞動者權益促進會、台灣反帝學生組織、夏潮聯合會、勞動人權協會、勞動前線雜誌社、勞動黨、勞動黨桃竹苗勞工服務中心……( 擴大連署中 )</text:span><text:span text:style-name="T3"><text:line-break/></text:span></text:p>
      <text:p text:style-name="P1"><text:span text:style-name="T1">陳真 | 2009.01.16 00:33 | </text:span><text:span text:style-name="T2">#</text:span></text:p>
      <text:p text:style-name="P3"><text:span text:style-name="T1">那位我批評的 XXX,她說不能說她是AI的人,說我扭曲了她的身份,但她哪來身份? 她完全只會匿名抹黑人,所以我決定公布她的姓名,她叫戴惠莉,是這次也有來參加靜站, 自稱是AI 人權行動網的編輯,但我從不知道她是誰.</text:span></text:p>
      <text:p text:style-name="P3"><text:span text:style-name="T1">她若要貼東西睜眼說瞎話抹黑人,就應具名,才能付起法律責任. AI 有這樣無法討論問題只會抹黑人的工作者, 豈不荒唐?!</text:span></text:p>
      <text:p text:style-name="P1"><text:span text:style-name="T1">陳真 | 2009.01.15 16:43 | </text:span><text:span text:style-name="T2">#</text:span></text:p>
      <text:p text:style-name="P2"><text:span text:style-name="T1">我也是醫界聯盟的創會者之一,17年前吧,有一天凌晨七八點,我仍在睡夢中.李鎮源突然打電話來拜年,目的是想邀我參加醫界聯盟的創立之籌備工作.</text:span></text:p>
      <text:p text:style-name="P2"><text:span text:style-name="T1">我說我已淡出江湖,而且社運團體總是被民進黨政治人物給牽著鼻子走,我退出都來不及了,哪還想參加?! 但李鎮源說醫界聯盟絕對不會這樣,他說他的想法是要把它創造成為一個類似像日據時期的文化協會那樣的組織.</text:span></text:p>
      <text:p text:style-name="P2"><text:span text:style-name="T1">電話講了很久,最後我同意了,並且還答應他擬了一份成立宗旨,把弱勢者和文化及理性什麼的,全寫在短短的幾段文字裏.但這宗旨在醫盟還沒成立前就被當成笑話般丟到一邊,我慢慢看出這些人心裏其實只有一個想法,就是充份排它性的族群意識外加挺民進黨!</text:span></text:p>
      <text:p text:style-name="P2"><text:span text:style-name="T1">後來,我和侯文詠莫名其妙被指定為 "幹事",一直幹了兩年,但其實我什麼事也沒幹,因為光是內部大老們開會我就開不起,每次都是在大飯店(沈富雄楊憲宏陳永興等人當時也是執委),有時還得自掏腰包,雖然我那時已當醫生一兩年,但薪水也不過四萬多或五萬,助學貸款都還不起了,哪有可能還花那種錢去開會,而且大飯店開會的作風,一點也不像 "文化協會".</text:span></text:p>
      <text:p text:style-name="P2"><text:span text:style-name="T1">兩年後我就聲明退出,從此對立. 他們其中許多人就是現在的北社南社中社什麼的,他們站在 "愛台灣" 那邊,敵我分明,而我只想站在基本原則與普世價值這邊,對就是對,錯就是錯,不應該因為對 "我方" 有利的就高喊人權,對我方不利的,人權就丟一邊.</text:span></text:p>
      <text:p text:style-name="P2"><text:span text:style-name="T1">比方說一樣是學生靜坐,當他們對 "我方" 有利時就歌頌,對 "敵人" 有利的,就罵他們是假學運,是職業學生,主張公權力要伸張,應該驅散云云.</text:span></text:p>
      <text:p text:style-name="P2"><text:span text:style-name="T1">醫界聯盟的表現,應該不需要我多講了,有人會相信這是一個人權至上旨在追求普世價值的實現,追求更高層次精神文明的團體嗎? 它不折不扣就是一個類似舊國民黨時期的御用尾巴團體,獲得很多官方資源,專門為特定政黨及某種政治意識形態搖旗吶喊而根本不問是非,當然也不會什麼 "跟弱勢者永遠站在一起",更不用說什麼追求飽含人道價值的豐富精神文明.</text:span></text:p>
      <text:p text:style-name="P2"><text:span text:style-name="T1">1995-96年,黃文雄現身台灣不久,我邀他來台中參加一個讀書會,我還記得那次讀書會中,我一直就是在講這個 "價值本身就是一種目的而非一種手段" 的道理,沒想到講了十幾年,問題越講越嚴重.</text:span></text:p>
      <text:p text:style-name="P1"><text:span text:style-name="T1">陳真 | 2009.01.15 16:04 | </text:span><text:span text:style-name="T2">#</text:span></text:p>
      <text:p text:style-name="P3"><text:span text:style-name="T1">底下提到的那位朋友,要求我們把我底下前一篇留言給刪除. 我當然不會刪, 而只是覺得莫名其妙! 所以我把回給對方的第二封信又給貼出來,把話說得更清楚一些. 信件如下:</text:span></text:p>
      <text:p text:style-name="P3"><text:span text:style-name="T1">-------------</text:span><text:span text:style-name="T3"><text:line-break/></text:span><text:span text:style-name="T1">妳後來的兩封來信我都沒再看了,或許等以後再看吧, 因為我想大概又是雞同鴨講, 我大概也只能反覆不斷講同樣的話.這種無奈的文字寫了千萬遍,實在很無奈.</text:span></text:p>
      <text:p text:style-name="P3"><text:span text:style-name="T1">比方說,反對升學主義自己就不該升學? 必須是文盲才能反對升學主義? 反對媒體操弄就不應通知記者不應讓媒體報導? 這有那麼難理解嗎?</text:span></text:p>
      <text:p text:style-name="P3"><text:span text:style-name="T1">不過這些都只是屬於智能部份,更荒謬的是道德部份. 妳說我不該公開回應,應撤除那篇留言.我真是覺得莫名其妙,還好妳手上無權, 否則異議者恐怕都要慘了. AI支持者怎麼會這樣呢?</text:span></text:p>
      <text:p text:style-name="P3"><text:span text:style-name="T1">我自己寫的文章, 憑哪一點要撤掉? 我很納悶的是, 妳到底在怕什麼? 如果公開討論讓妳為難,那妳私下其實也不該討論,更不該對某個當事人(悟泓)的朋友(我),耳語這樣一些無從查證的唯心式抹黑.</text:span></text:p>
      <text:p text:style-name="P3"><text:span text:style-name="T1">當妳要批評某個人的某種公眾言行時, 如果妳害怕這樣的想法被公開, 那麼妳私下其實也不該到處講.妳公開不敢批評的人事物,私下就不要批評,頂多是跟妳的至親好友談,而不要對著跟妳不是那麼密切的朋友批評,因為那聽起來就是一種不負責任的八卦.</text:span></text:p>
      <text:p text:style-name="P3"><text:span text:style-name="T1">敢寫信這樣罵人損人,就更不應該害怕與人公開討論,更何況我的公開回應也純粹只是就事論事,根本沒提到妳是誰,為什麼連這樣一種純粹談道理的回應也必須撤掉? 這不會太莫名其妙嗎?</text:span></text:p>
      <text:p text:style-name="P3"><text:span text:style-name="T1">我不但不撤, 等一下還要把這篇給貼上,因為在我看來,一種正直的議論環境與品格,是一切所謂社運的基本. 耳語是有害的, 不論事而論人更是有害的,我們應該學習怎麼使用理性與概念來討論 "事情" 而不是學習怎麼用各種修辭來損人 (比如 "你以為你多神聖啊多偉大啊!" 之類).</text:span></text:p>
      <text:p text:style-name="P3"><text:span text:style-name="T1">我們應該學習怎麼討論事情而不是只會往一種 "你我他" 的方向議論一些根本不相干或根本無從議論的東西, 比方說我講的普世價值本身應具有獨立性, 本身就應該是一種目的, 而不是依附在某個目的上成為一種手段. 我講這些想法, 妳聽了不爽儘管反駁, 但不要因此就要損人說 "你以為你們多神聖啊多偉大啊!你以為你是大人啊!你做過全職的NGO嗎!?" 等等...</text:span></text:p>
      <text:p text:style-name="P3"><text:span text:style-name="T1">我講的想法,跟我們神不神聖一點關係都沒有, 跟我有沒有做過全職的 NGO 工作更是一點關係都沒有.</text:span></text:p>
      <text:p text:style-name="P3"><text:span text:style-name="T1">我的 "社運" 經歷恐怕已經不是什麼全職而是一整個生命了. 但萬一我只是個社運新鮮人呢? 難道我上面講的這些想法就因此而成為一團笑話? 而妳曾擔任過志工或全職, 難道就因此而使妳的想法或言論更有道理? 這很荒唐不是嗎?</text:span></text:p>
      <text:p text:style-name="P3"><text:span text:style-name="T1">我挺好相處,但在原則上仍盡量不縮水, 雖然在台灣為了顧及人情什麼的, 很難做到 100%, 但我相信我們還是應該在基本原則上站穩.</text:span></text:p>
      <text:p text:style-name="P3"><text:span text:style-name="T1">我們可以在理性上犯錯, 但不要在那最基本的是非原則上做出一些荒唐的言行.</text:span></text:p>
      <text:p text:style-name="P3"><text:span text:style-name="T1">回到 AI 及現有一些社運團體的顏色問題, 我是AI最早的一批元老, 約 16 年前, 隸屬於台北一組,這個小組之所以後來被AI 總部裁撤, 無非就是因為我們身上的顏色太刺目.</text:span></text:p>
      <text:p text:style-name="P3"><text:span text:style-name="T1">一個人不應該今天逆轉勝或幫人助選或為人選舉發聲,一副特定政黨支持者熱情澎湃的模樣, 聽說連身上背包都還掛著逆轉勝標誌,明天卻又突然搖身一變, 以某種人權中立人士的身份出來說教,甚至針對某種具有高度政黨鬥爭性以及高度選擇性的所謂 "正義" 講得彷彿真的正義凜然. 這很荒唐! 這只會使原本令人尊敬的正直事務失去信用.</text:span><text:span text:style-name="T3"><text:line-break/></text:span></text:p>
      <text:p text:style-name="P1"><text:span text:style-name="T1">陳真 | 2009.01.14 03:38 | </text:span><text:span text:style-name="T2">#</text:span></text:p>
      <text:p text:style-name="P2"><text:span text:style-name="T1">有位朋友寫信來抗議,我不貼出她的原信,而只整理貼出我的回信如下:</text:span></text:p>
      <text:p text:style-name="P2"><text:span text:style-name="T1">正如那天我和學姐所說:</text:span></text:p>
      <text:p text:style-name="P2"><text:span text:style-name="T1">1. 台灣 AI 是有顏色的,</text:span></text:p>
      <text:p text:style-name="P2"><text:span text:style-name="T1">2. AI 的聲明內容不是我和學姐所能認同.</text:span></text:p>
      <text:p text:style-name="P2"><text:span text:style-name="T1">我們幾個巴勒網的朋友也是這麼認為.</text:span></text:p>
      <text:p text:style-name="P2"><text:span text:style-name="T1">至於聲明,你總不能強迫我們認同吧, 正如同我也不強迫別人認同我們一樣.</text:span></text:p>
      <text:p text:style-name="P2"><text:span text:style-name="T1">我們倒沒講什麼媚俗不媚俗.我不知道那是什麼意思. 所謂反駁的第一步就是應該先搞清楚別人到底是在說什麼,而不是神遊幻想,反駁一些絲毫不相干的意思.</text:span></text:p>
      <text:p text:style-name="P2"><text:span text:style-name="T1">我佩服悟泓他們的原因之一就是他們擅用媒體而不為媒體所用. 我想妳之所以會以為我不歡迎媒體是因為妳大概完全不知道我到底在說什麼.</text:span></text:p>
      <text:p text:style-name="P2"><text:span text:style-name="T1">一個人權團體如果無法擺脫政黨顏色,是不會有公信力的.</text:span></text:p>
      <text:p text:style-name="P2"><text:span text:style-name="T1">我曾是全職的 NGO 工作人員啊,不但全職,而且還是自己創立的一個台灣最早期的兒童人權組織(二十年前),我也曾是全職的黨外雜誌編輯,而學姐更是靠全職的 NGO (兩個國際難民人權組織)在英國養活了我三四年之久.</text:span></text:p>
      <text:p text:style-name="P2"><text:span text:style-name="T1">我知道妳沒惡意,但你實際上完全聽不懂我在批評什麼. 我不公開批評, 難道妳希望我像絕大部份台灣人那樣總是背後說壞話? 妳對悟泓的批評也應該公開對著他們講,而不應該私下罵給我聽--畢竟我是他的好朋友; 一切私下的批評本質上都很像是一種抹黑. 一切針對公眾事務或公眾團體的批評都應該公開談.</text:span></text:p>
      <text:p text:style-name="P2"><text:span text:style-name="T1">我從沒說不要媒體來啊, 不來我發通知給他們做啥? 媒體來有啥關係?</text:span></text:p>
      <text:p text:style-name="P2"><text:span text:style-name="T1">一個團體應該把想法講得越清楚越好, 而不是為了壯大所謂聲勢而蓄意模糊, 那是政客搞選舉的思維,不該是社運團體或參與者應有的思維.</text:span></text:p>
      <text:p text:style-name="P2"><text:span text:style-name="T1">所謂存異求同, 可當這個 "異" 相差太遠時, 實在不該強求,就好像以前的台權會不會跟中國人權協會一塊幹活一樣.</text:span></text:p>
      <text:p text:style-name="P2"><text:span text:style-name="T1">我是台權會及 AI 的元老,我太了解台灣的社運生態.別人要認同他們我沒意見,但最近這幾年來,這些團體對我已完全失去公信力--儘管我與其中許多人至今仍是好朋友, 但我不會因為跟誰是好朋友就把是非標準給糢糊了. 對就是對, 錯就是錯.</text:span></text:p>
      <text:p text:style-name="P2"><text:span text:style-name="T1">我對國際人權團體在這方面的各種表現, 長久以來寫過一些文章,諸如這樣一些人權的純粹性與中立性的問題,隨著一些國際人權團體因為與(美國)官方走得太近, 因此而逐漸失去公信力, 這問題於是也越來越受到重視.</text:span></text:p>
      <text:p text:style-name="P2"><text:span text:style-name="T1">但台灣卻反其道而行, 人權或各普世價值在民進黨的長期污染與政治操作下,不但失去了它本身的存在價值,甚至早已變成一種政治鬥爭的工具或遂行某方政治意志的一種說詞.</text:span></text:p>
      <text:p text:style-name="P2"><text:span text:style-name="T1">不管怎麼樣,我們應該學會怎麼講道理, 而不是朝一種污名化個人之心理素質或污名化人格的方向去談事情. 也就是說, 我們應該談論那些可以談論的東西, 而不是往一種 "你以為你多神聖啊!" "你以為你多厲害啊!" "你以為你是偉人啊" 等等的方向談, 因為這根本是無法討論的不是嗎? 誰能公開論證或展現他自己的心靈狀態使之成為一種客觀理性可以觸及的討論對象?</text:span></text:p>
      <text:p text:style-name="P2"><text:span text:style-name="T1">伊戰期間, 美軍壟斷整個救援管道, 於是許多國際人權團體為了現實所需而接受美軍的安排,包括物資與人員的接送, 結果這些人道組織的工作人員立刻成為對方攻擊目標, 而接受援助者也往往遭到懲罰或攻擊.</text:span></text:p>
      <text:p text:style-name="P2"><text:span text:style-name="T1">美國政府並不是不懂人權應該純粹與中立的道理,但他恰恰是希望能進行一種所謂 "軍事人道主義" 的實驗, 簡單說就是以人道為名, 行軍事侵略之實, 這樣一個戰略思想提出已大約二三十年,並或明或暗或軟或硬地要求人權團體配合. 配合者將得到許多來自官方的資源或官方暗中默許或協助的種種方便, 短期內對這些人權團體大有助益.</text:span></text:p>
      <text:p text:style-name="P2"><text:span text:style-name="T1">但MSF (醫師無國界組織)卻自始至終反對軍事人道主義這樣一種概念與作法, 要求人權工作或人道思維的中立與純粹. 他們寧可違反法律或甚至冒著戰火去偷渡運送物資,也不願接受來自官方的任何協助.</text:span></text:p>
      <text:p text:style-name="P2"><text:span text:style-name="T1">基本上我是站在MSF這邊, MSF 同樣也大力批評其他國際人權團體之屈從現實或為求資源與曝光度而在原則上不斷讓步.</text:span></text:p>
      <text:p text:style-name="P2"><text:span text:style-name="T1">這些想法會很難理解嗎? 你可以不認同我說的這些想法, 但何必因此就要扣我心理卑鄙的帽子?</text:span></text:p>
      <text:p text:style-name="P2"><text:span text:style-name="T1">那天有位記者問我打算怎麼教育別人, 我跟他說我想的比較多的是我們自己怎麼教育自己.</text:span></text:p>
      <text:p text:style-name="P2"><text:span text:style-name="T1">我常說社運是一種一人聖經, 一人事業, 我們應該想多一些 "究竟自己相信什麼" 的問題, 而不是光想著要壯大要串連要影響別人.</text:span></text:p>
      <text:p text:style-name="P2"><text:span text:style-name="T1">這就跟宗教一樣, 傳教的對象其實只有一個, 就是你自己, 當你自己信得夠虔誠,你根本不用發愁什麼傳教的問題.</text:span></text:p>
      <text:p text:style-name="P2"><text:span text:style-name="T1">耶穌使人相信並不是因為他是傳教行銷的高手, 而僅僅是因為他生命的所作所為使人相信, 千百年後這樣一些火種自然就會傳遞下去, 他根本不需要煩惱他怎麼只有12門徒, 而人家對面那位大師怎麼門徒滿坑滿谷?</text:span></text:p>
      <text:p text:style-name="P1"><text:a xlink:type="simple" xlink:href="http://palinfo.habago.org/mt-comments.cgi?__mode=red&amp;id=16589"><text:span text:style-name="T2">自由加沙</text:span></text:a><text:span text:style-name="T1"> | 2009.01.13 18:42 | </text:span><text:span text:style-name="T2">#</text:span></text:p>
      <text:p text:style-name="P5"><text:span text:style-name="T1">بســـــم</text:span><text:span text:style-name="T4"><text:s/></text:span><text:span text:style-name="T1">الرحمن</text:span><text:span text:style-name="T4"><text:s/></text:span><text:span text:style-name="T1">الرحيـــــم</text:span></text:p>
      <text:p text:style-name="P3"><text:span text:style-name="T3"><text:line-break/></text:span><text:span text:style-name="T1">阿拉伯少年</text:span></text:p>
      <text:p text:style-name="P3"><text:span text:style-name="T1">―― 天方客 伊蕾</text:span></text:p>
      <text:p text:style-name="P4"><text:span text:style-name="T1"/></text:p>
      <text:p text:style-name="P3"><text:span text:style-name="T1">早晨在去上班的路上，我和我的埃及同事穆娜聊起了天，最关注的话题无疑是巴勒斯坦。</text:span></text:p>
      <text:p text:style-name="P4"><text:span text:style-name="T1"/></text:p>
      <text:p text:style-name="P3"><text:span text:style-name="T1">她向我说起了昨天晚上她那12岁的儿子站在电视机跟前哭泣着向她发出的疑问，只是短短的两句话，却令我一夜难眠。“妈妈，已经死了790、伤了3300个巴勒斯坦人了，难道没有人管吗？萨拉丁在哪里？”</text:span></text:p>
      <text:p text:style-name="P4"><text:span text:style-name="T1"/></text:p>
      <text:p text:style-name="P3"><text:span text:style-name="T1">我能够想象昨天的这位阿拉伯少年他惊疑的眼睛是怎样地盯着他的母亲，他想从母亲这里得到答案。而他的母亲我那可怜的同事穆娜也正为另外的两个问题寻找着答案：“为什么埃及政府要关闭边境？那些饥寒交迫的同胞该逃向何方？”</text:span></text:p>
      <text:p text:style-name="P4"><text:span text:style-name="T1"/></text:p>
      <text:p text:style-name="P3"><text:span text:style-name="T1">孩子提出的问题早已是老生常谈，所以成年的阿拉伯人大都不太关注这些，就像穆娜所说：“许多人只在想着自己。”我们都在电视机前累计着死伤的人数，而这个孩子是用自己那双泪眼寻找着自己的答案。</text:span></text:p>
      <text:p text:style-name="P4"><text:span text:style-name="T1"/></text:p>
      <text:p text:style-name="P3"><text:span text:style-name="T1">这样的沉重不该属于这位12岁的少年，可他看见了和他一样的少年甚至更小的儿童的鲜血和死亡，他看见了悲惨无助的眼光……他向成人的世界质疑：怎么没有人管？他向阿拉伯世界质问：萨拉丁在哪里？</text:span></text:p>
      <text:p text:style-name="P4"><text:span text:style-name="T1"/></text:p>
      <text:p text:style-name="P3"><text:span text:style-name="T1">没有哪位母亲愿意培养孩子的仇恨，其实是不公正、不道义的世界教育了他们，是同胞的鲜血和死亡教育了他们，是世人的自私和冷漠教育了他们。</text:span></text:p>
      <text:p text:style-name="P4"><text:span text:style-name="T1"/></text:p>
      <text:p text:style-name="P3"><text:span text:style-name="T1">孩子流泪的时候，是需要爱抚和安慰的时候，这一点这位少年的母亲穆娜可以做到；可巴勒斯坦的那些无辜的孩子们流血的时候谁来爱抚和安慰他们？</text:span></text:p>
      <text:p text:style-name="P4"><text:span text:style-name="T1"/></text:p>
      <text:p text:style-name="P3"><text:span text:style-name="T1">记得刚出国的时候，为了练听力就经常收看半岛卫视，其中有一个频道常播放一些关注巴勒斯坦问题的节目，那时能听懂并令心疼痛的就是节目结束时一个孤独的发问：“世界的良知在哪里？阿拉伯人啊，你们在哪里？”</text:span></text:p>
      <text:p text:style-name="P4"><text:span text:style-name="T1"/></text:p>
      <text:p text:style-name="P3"><text:span text:style-name="T1">于是我想，如果少年的眼泪被绝望烧干，肯定会有另一种表情出现在他的脸上，那就是皱起了与其年龄极不相符的眉头，还有眉头下一双渐渐握起了的拳头。</text:span></text:p>
      <text:p text:style-name="P3"><text:span text:style-name="T3"><text:line-break/></text:span><text:span text:style-name="T1">谨以此文支持正义的呼声！</text:span></text:p>
      <text:p text:style-name="P3"><text:span text:style-name="T1">2009-1-10 于科威特</text:span></text:p>
      <text:p text:style-name="P3"><text:span text:style-name="T1">http://www.wyzxsx.com/Article/Class12/200901/65898.html</text:span></text:p>
      <text:p text:style-name="P6"/>
      <text:p text:style-name="P1"><text:span text:style-name="T1">阿里 | 2009.01.13 18:04 | </text:span><text:span text:style-name="T2">#</text:span></text:p>
      <text:p text:style-name="P2"><text:span text:style-name="T1">声援巴勒斯坦人民，反对以色列占领！</text:span></text:p>
      <text:p text:style-name="P1"><text:a xlink:type="simple" xlink:href="http://palinfo.habago.org/mt-comments.cgi?__mode=red&amp;id=16587"><text:span text:style-name="T2">自由加沙</text:span></text:a><text:span text:style-name="T1"> | 2009.01.13 16:57 | </text:span><text:span text:style-name="T2">#</text:span></text:p>
      <text:p text:style-name="P3"><text:span text:style-name="T1">联合国人权组织拟起诉以军犯下战争罪</text:span></text:p>
      <text:p text:style-name="P3"><text:span text:style-name="T1">http://news.QQ.com　 2009年01月13日 　 南方网</text:span></text:p>
      <text:p text:style-name="P3"><text:span text:style-name="T3"><text:line-break/></text:span><text:span text:style-name="T1">1月12日，联合国人权组织通过了一项决议，谴责以色列在加沙犯下了诸多严重侵犯人权的罪行。一名联合国人权官员透露，目前联合国人权机构已经开始为起诉以色列犯下战争罪而收集证据。</text:span></text:p>
      <text:p text:style-name="P3"><text:span text:style-name="T1">联合国巴勒斯坦难民工作署行动总监John Ging表示，该署不会仅仅是对以军的暴行进行抨击，还会采取具体行动，对以军违反国际法的诸项暴行展开调查并起诉。</text:span><text:span text:style-name="T3"><text:line-break/><text:line-break/><text:line-break/></text:span><text:span text:style-name="T1">巴勒斯坦难民工作署拟起诉的罪名为：</text:span></text:p>
      <text:p text:style-name="P3"><text:span text:style-name="T1">1，在平民聚居区使用重型炮弹，</text:span><text:span text:style-name="T5">杀</text:span><text:span text:style-name="T1">伤大量无辜平民；</text:span></text:p>
      <text:p text:style-name="P3"><text:span text:style-name="T1">2，使用白磷弹等国际禁用武器；</text:span></text:p>
      <text:p text:style-name="P3"><text:span text:style-name="T1">3，挟持巴勒斯坦平民作为“人盾”；</text:span></text:p>
      <text:p text:style-name="P3"><text:span text:style-name="T1">4，袭击医疗设备，炸死一辆有显著标志的救护车内的12名医疗人员；</text:span></text:p>
      <text:p text:style-name="P3"><text:span text:style-name="T1">5，</text:span><text:span text:style-name="T5">杀</text:span><text:span text:style-name="T1">死大量没有参与军事活动的警察。</text:span></text:p>
      <text:p text:style-name="P3"><text:span text:style-name="T1">在以军轰炸联合国学校造成40多人丧生后，以色列面临的国际舆论压力越来越大。以色列国内一些人权组织也要求以色列最高法院对以军侵犯人权的事件展开调查。1月12日，一名以色列士兵拒绝随军继续深入，抗议以军</text:span><text:span text:style-name="T5">杀</text:span><text:span text:style-name="T1">戮平民。但是以军发言人称，以军作战部队的每一个作战层面都配备有国际法专家，在发动袭击前对目标进行认真评估，没有侵犯国际法的可能。(沃李)</text:span></text:p>
      <text:p text:style-name="P1"><text:a xlink:type="simple" xlink:href="http://palinfo.habago.org/mt-comments.cgi?__mode=red&amp;id=16585"><text:span text:style-name="T2">柳春春阿忠</text:span></text:a><text:span text:style-name="T1"> | 2009.01.12 22:04 | </text:span><text:span text:style-name="T2">#</text:span></text:p>
      <text:p text:style-name="P2"><text:span text:style-name="T1">給莉雲</text:span><text:span text:style-name="T3"><text:line-break/></text:span><text:span text:style-name="T1">也順便大會報告：</text:span></text:p>
      <text:p text:style-name="P2"><text:span text:style-name="T1">基隆路一段333號該棟大樓確定屬於集會遊行法規定的禁制區第四類，由外交部訂定範圍(目前尚不知詳細劃定範圍起訖)。前次站樁地點基隆路與松壽路口應該可確定為禁制區外。</text:span></text:p>
      <text:p text:style-name="P1"><text:span text:style-name="T1">陳真 | 2009.01.12 14:20 | </text:span><text:span text:style-name="T2">#</text:span></text:p>
      <text:p text:style-name="P3"><text:span text:style-name="T1">莉雲妳好,</text:span></text:p>
      <text:p text:style-name="P3"><text:span text:style-name="T1">所謂 "號召",就是請妳把相關訊息直接貼在這個留言板,訊息當然越詳細越好,包括預估大約多少人,什麼樣的一些人,以及抗議內容及方式還有你們的想法是什麼等等.看到這些訊息的人,自己就會決定要不要參加.</text:span></text:p>
      <text:p text:style-name="P3"><text:span text:style-name="T1">即便同一個議題,也必然有著不同想法,像我感覺很 "愛台灣" 甚至還 "逆轉勝" 的 "台灣AI", 他們對以巴問題的想法和抗議內容及形式,我和學姐就很不能接受;另外有些把以色列視如寇讎感覺相當 "右" 的團體,我個人也無法認同.</text:span></text:p>
      <text:p text:style-name="P3"><text:span text:style-name="T1">台灣社運界常講什麼串連,彷彿數大就是美,彷彿人多勢眾就會顯得更有道理,但我倒看不出有什麼好串連,自然會連在一起的人或自然就會連在一起的時候,自然就會連在一起. 就好像國際人權團體那麼多,彼此之間各行其是,其實也沒什麼好串連.</text:span></text:p>
      <text:p text:style-name="P3"><text:span text:style-name="T1">人多了,媒體當然就比較會登,但登不登其實意義不大,你想,報上每天那麼多字那麼多事情,多登出一個小方塊說有誰來抗議,這又能如何? 社運並不是要在眾多的資訊或新聞洪流中多製造一個. 社運其實就跟學校社團一樣,它本身不該老想著什麼媒體報導.</text:span></text:p>
      <text:p text:style-name="P3"><text:span text:style-name="T1">社團辦活動理應是很平常的一回事才對.媒體要報導也行,不報也一點關係都沒有,不需要像台灣二十幾年來的社運那樣,把自己當成演員,整天想著要怎麼出點子來吸引媒體注意,而忘了自身的虔誠.</text:span></text:p>
      <text:p text:style-name="P3"><text:span text:style-name="T1">好吧,就算媒體讓你的奇招或花招或表演或串連來的一大群人給 "吸引" 了,明天登上媒體,一般人翻開報紙一看,有啥感覺沒有? 一點感覺也沒有. 人們不會 "因此" 而想關心或加入你的活動,除非他也信奉這一套媒體價值.</text:span></text:p>
      <text:p text:style-name="P3"><text:span text:style-name="T1">社運就像傳教,而上街頭理應就跟上教堂一樣,一個教會不該老想著吸引媒體,也不該像個生意人一樣老想著咱們教友人數多不多.</text:span></text:p>
      <text:p text:style-name="P3"><text:span text:style-name="T1">我並不是反對人多,我只是反對把人數當成一種必須刻意達成的目標. 今天你若依循上帝之道去過你的日子,去做你應該做的事,就算你是個啞巴或手不能寫的文盲,你的教會的聲音照樣遲早還是會傳出去. 相反地,今天你若像個生意人,就算讓你經由各種巧妙手段給招來一大堆人加入你的教會,那又有何意義呢?</text:span></text:p>
      <text:p text:style-name="P3"><text:span text:style-name="T1">不管是教會或社團,我們平常辦活動,就專心地活動,媒體報不報導,其實沒有什麼意義. 特別是台灣媒體,更是最好離遠一些,你要招他們來是招不來的,除非你提供給他們一些合乎他們的品味的東西. 換句話說,當你的活動有著這樣的 "賣點" 或他們喜歡的 "味道" 時,他們鼻子靈敏得跟狗一樣,不用你招手他們自己就會跑來.</text:span></text:p>
      <text:p text:style-name="P3"><text:span text:style-name="T1">像我前一陣子批評吳淑珍之稱病拒不出庭,我說台大沒有半點骨氣,遇到權勢就百般搖尾,文章一出,我原本無人知的手機竟然響個不停,各家媒體爭訪,但訪了之後發現這人講話內容全屬概念而沒有半點現實腥味,於是大多又不登不播了.</text:span></text:p>
      <text:p text:style-name="P3"><text:span text:style-name="T1">媒體就是這樣,哪裏有腥味就往哪跑;哪裡有世俗推崇的各種價碼(比如名人名校或什麼領袖或人多勢眾或演了一齣有趣的街頭劇或什麼 "衝突" 等等);鎂光燈就跟著閃個不停.</text:span></text:p>
      <text:p text:style-name="P3"><text:span text:style-name="T1">至於抗議形式,非暴力很重要,並不是不使用暴力就是非暴力;非暴力還應該包括公開和誠信.公開就是你準備要做些什麼,應該讓大眾知道,包括讓你要抗議的對象知道,讓他們做好準備.</text:span></text:p>
      <text:p text:style-name="P1"><text:span text:style-name="T1">黃莉雲 | 2009.01.12 00:02 | </text:span><text:span text:style-name="T2">#</text:span></text:p>
      <text:p text:style-name="P2"><text:span text:style-name="T1">您好</text:span><text:span text:style-name="T3"><text:line-break/></text:span><text:span text:style-name="T1">我是台灣穆斯林</text:span><text:span text:style-name="T3"><text:line-break/></text:span><text:span text:style-name="T1">無意間看到這網站</text:span><text:span text:style-name="T3"><text:line-break/></text:span><text:span text:style-name="T1">我們 這星期五1/16會去以色列領事管抗議 如果可以的話</text:span><text:span text:style-name="T3"><text:line-break/></text:span><text:span text:style-name="T1">幫我們號召人馬 聯絡aisha黃 0910720244</text:span><text:span text:style-name="T3"><text:line-break/></text:span><text:span text:style-name="T1">星期五 1/16禮完主麻後 我們要去以色列大使館抗議!Insha allah 要去的跟 aisha黃 0910720244聯絡! 也請將這ㄍ訊息傳給台灣的muslim !大家一起盡一份力! insha allah</text:span></text:p>
      <text:p text:style-name="P1"><text:span text:style-name="T1">陳真 | 2009.01.11 01:12 | </text:span><text:span text:style-name="T2">#</text:span></text:p>
      <text:p text:style-name="P3"><text:span text:style-name="T1">學姐那文章 "記取美軍侵伊教訓",要轉載的可以轉載了.</text:span></text:p>
      <text:p text:style-name="P1"><text:span text:style-name="T1">zhangiyi | 2009.01.11 00:43 | </text:span><text:span text:style-name="T2">#</text:span></text:p>
      <text:p text:style-name="P2"><text:span text:style-name="T1">曾经看到巴勒斯坦的儿童眼中冒着怒火的照片</text:span></text:p>
      <text:p text:style-name="P2"><text:span text:style-name="T1">这是美国主导的侵略。</text:span></text:p>
      <text:p text:style-name="P2"><text:span text:style-name="T1">阿拉伯人，都怎么啦，让人这么欺负着！</text:span></text:p>
      <text:p text:style-name="P1"><text:span text:style-name="T1">支持巴勒斯坦资讯网 | 2009.01.10 19:09 | </text:span><text:span text:style-name="T2">#</text:span></text:p>
      <text:p text:style-name="P3"><text:span text:style-name="T1">世界道德的沦丧与中国精英的堕落</text:span></text:p>
      <text:p text:style-name="P3"><text:span text:style-name="T1">田忠国</text:span></text:p>
      <text:p text:style-name="P3"><text:span text:style-name="T1">周孝正先生以“以色列绝对是个好国家”为题，释阐了他对以巴战争的观点。在该文中，周先生有两个重要观点：一是两个为信仰而战的民族，以国是伟大而仁慈的，而巴国的民众，英雄得十分愚蠢。如果我没有猜错的话，周先生的言下之意，作为弱小的巴国民众，就不该为信仰而战。二是以国民众曾经长期受到过不公平待遇，曾“在长期的漂泊迁徙中，在饥饿和苦难、</text:span><text:span text:style-name="T5">杀</text:span><text:span text:style-name="T1">戮和欺侮的磨难中，他们始终坚持自己的信仰，在逆境中砥砺发奋，顽强发展，不仅没有倒下，”不仅没有倒下，而且，还“奇迹般地在科技、军事、教育、现代农业等领域获得举世瞩目的巨大成就。”周先生所说的以国历史，确实如此，但是，一个曾经生活“在长期的漂泊迁徙中，在饥饿和苦难、</text:span><text:span text:style-name="T5">杀</text:span><text:span text:style-name="T1">戮和欺侮的磨难中”的民族，到了它强大起来之后，就有权利</text:span><text:span text:style-name="T5">杀</text:span><text:span text:style-name="T1">戮、欺侮，使别人处于漂泊迁徙、饥饿和苦难中么？</text:span></text:p>
      <text:p text:style-name="P3"><text:span text:style-name="T1">从周先生的文章中，给我的感受就是：应该！不仅应该，而且</text:span><text:span text:style-name="T5">杀</text:span><text:span text:style-name="T1">戮、欺侮别人，还是一种伟大的善行。对于周先生的观点，我不得不说，这是“世界道德的沦丧与中国精英的堕落”的具体表现。因为，在我看来，一个曾经被漂泊迁徙、饥饿和苦难、</text:span><text:span text:style-name="T5">杀</text:span><text:span text:style-name="T1">戮和欺侮紧紧咬着的民族，在信仰中崛起，在崛起中强大，在强大中抑强扶弱，而不是像现在这样恃强凌弱，迫使一个有坚定信仰，但又十分弱小的民族，重新上演自己的悲惨历史。</text:span></text:p>
      <text:p text:style-name="P3"><text:span text:style-name="T1">周先生还说，中国人喜欢把自己的近代史说成是“多灾多难”，那其中有很多是我们自己的原因……其言下之意，就是中国人的苦难是自作自受，应该如此。若以此推论，日本侵华战争也是应该的。写到此处，我不由想起了马立诚先生的一个著名观点，日本人发动侵华战争是应该的，而中国人民奋起反抗，不仅不应该，而且是自作自受。而对于以国的主流精英来说呢，过去，我弱小的时候受尽强者的</text:span><text:span text:style-name="T5">杀</text:span><text:span text:style-name="T1">戮和欺侮，今天我强大了，并且有美英撑腰，我就该</text:span><text:span text:style-name="T5">杀</text:span><text:span text:style-name="T1">戮和欺侮弱者。</text:span></text:p>
      <text:p text:style-name="P3"><text:span text:style-name="T1">其实，不论是周先生、马立诚还是以国的主流精英，论点虽然不同，但思维的逻辑完全是一致的：强者可以自由而民主的</text:span><text:span text:style-name="T5">杀</text:span><text:span text:style-name="T1">戮和欺侮弱者。但认真想想，周先生和马立诚与以国的主流精英，却又有根本的不同。因为，以国的主流精英是为自己</text:span><text:span text:style-name="T5">杀</text:span><text:span text:style-name="T1">戮和欺侮弱者寻找理论根据，而周先生和马立诚，则为别国</text:span><text:span text:style-name="T5">杀</text:span><text:span text:style-name="T1">戮和欺侮中国人寻找理论根据。</text:span><text:span text:style-name="T3"><text:line-break/></text:span><text:span text:style-name="T1">由此看来，现在到了整个世界都必须进行思想文化革命的时候了。并通过思想文化的革命，重构世界的价值观、道德观、良知观。而当今的中国，就显得更为重要也更为迫切，因为，世界道德的沦丧，在堕落的中国精英解读下，就变得十分美好。</text:span></text:p>
      <text:p text:style-name="P3"><text:span text:style-name="T1">在主流价值观的助推下，如果不尽快来一场思想文化的革命，重构主流精英的价值观、道德观、良知观，中国不可避免的将会步入万劫不复的深渊。</text:span></text:p>
      <text:p text:style-name="P3"><text:span text:style-name="T1">2009年1月7日星期三</text:span></text:p>
      <text:p text:style-name="P4"><text:span text:style-name="T1"/></text:p>
      <text:p text:style-name="P3"><text:span text:style-name="T1">以色列绝对是个好国家</text:span></text:p>
      <text:p text:style-name="P3"><text:span text:style-name="T1">周孝正</text:span></text:p>
      <text:p text:style-name="P3"><text:span text:style-name="T1">同学们，今天我准备调整一下原有的课程，就当前以色列和巴勒斯坦冲突谈谈个人看法，我的第一个观点是，在信息不对称的情况下，不要轻易下自己的结论；第二，我个人的知识和经历告诉我，以色列是个好国家，这也是我今天讲课的主要内容。</text:span></text:p>
      <text:p text:style-name="P4"><text:span text:style-name="T1"/></text:p>
      <text:p text:style-name="P3"><text:span text:style-name="T1">　　有一次我在校内网看同学们发的图片，有一张图片引起了我的深思。这张图片的标题叫“英雄”，图片上是一个赤手空拳的巴勒斯坦青年，站在长长一列以色列坦克面前，硬是把这列坦克给拦停了。</text:span></text:p>
      <text:p text:style-name="P3"><text:span text:style-name="T1">　　同学们，这个巴勒斯坦青年确实是“英雄”，敢以血肉这躯和全幅武装的坦克抗衡，但是同学们想过没有，在处于“</text:span><text:span text:style-name="T5">敌</text:span><text:span text:style-name="T1">对”的情况下，有几个国家的坦克会停下来？当年日本侵略中国的坦克不会停，侵入格鲁吉亚的俄罗斯坦克不会停，但以色列的坦克停下来了，这样的士兵、这样的国度，我个人认为，才是真正的英雄，当之无愧的英雄。（曦古评点一下：以色列坦克在巴勒斯坦“英雄”的面前停下来的举动，绝不是以色列政府为了宣传需要而为，也绝不是命令坦克停下来以便让外国记者拍摄或事后通过自己的喉舌表白自己是如何如何“克制”又是如何如何“仁慈”。）</text:span></text:p>
      <text:p text:style-name="P3"><text:span text:style-name="T1">　　有一年我到福建做个调查，福建省政府的高官，给我讲了这么一个故事：</text:span></text:p>
      <text:p text:style-name="P3"><text:span text:style-name="T1">　　几年前，耶路撒路发生了一起公交车爆炸的恐怖袭击，炸死了十来个人，其中包括两名中国人，这两名中国人都是福建人，是去打工的。以色列政府立刻与中国方面联系协商赔偿事宜，但经过中国领事馆的核实，此两人系偷渡客，属于非法入境，于是使馆方面不再配合。</text:span></text:p>
      <text:p text:style-name="P3"><text:span text:style-name="T1">　　后来，以色列政府专门开了一个会，会议认为，在以色列国土上无辜死亡的人，政府都有责任对其负责，至于这个人偷渡与否，那是另外一回事。会议最后决定，对两名死难的中国人一视同仁地按照国民待遇善后。</text:span><text:span text:style-name="T3"><text:line-break/></text:span><text:span text:style-name="T1">会后，以色列政府派专人到福建找到两位农民工的家人，抚恤金标准如下：</text:span></text:p>
      <text:p text:style-name="P3"><text:span text:style-name="T1">　　死者健在的父母按照每月1100美金的标准发放直到老人去世；未成年子女按每月1100美金的标准发放直到成年；有妻子的按照每月1700元美金发放直到去世。死者家属要求一次性支付，以色列政府也同意了，最后支付的金额是每位死者赔偿70万美金。所有相关的调查费用全部由以色列政府负担。</text:span></text:p>
      <text:p text:style-name="P3"><text:span text:style-name="T1">　　消息传开，在福建掀起了去以色列打工的狂潮。福建省政府的官员说，怎么挡也挡不住。以色列政府就是这样对待偷渡打工者的：没发现，你就在那儿打工；发现了，政府出钱购买机票送你回国；死了，按照以色列国民标准抚恤。</text:span></text:p>
      <text:p text:style-name="P3"><text:span text:style-name="T1">　　2001年，云南丽江发生了以色列游客不慎在虎跳峡落水的事故，经中国方面寻找无果，为此，以色列政府派专机来丽江，带着专业的搜救设备和一个专业搜救队，并高薪雇佣中国人沿江几百里进行拉网似的搜索，活要见人，死要见尸，时间持续一个多月。</text:span></text:p>
      <text:p text:style-name="P3"><text:span text:style-name="T1">　　同学们，一个这样对待它国和自己死去国民的国家，不管你怎么说，我都坚信，这是个好国家。</text:span></text:p>
      <text:p text:style-name="P3"><text:span text:style-name="T1">　　任何一个稍微了解以色列的人，至少不会对以色列产生恶感。中国人喜欢把自己的近代史说成是“多灾多难”，那其中有很多是我们自己的原因，犹太人却几乎完全因为外因，几千年来一直灾难深重，这一切，仅仅因为信仰。</text:span></text:p>
      <text:p text:style-name="P3"><text:span text:style-name="T1">　　这个苦难的民族，在多年的战乱动荡中，在长期的漂泊迁徙中，在饥饿和苦难、</text:span><text:span text:style-name="T5">杀</text:span><text:span text:style-name="T1">戮和欺侮的磨难中，他们始终坚持自己的信仰，在逆境中砥砺发奋，顽强发展，不仅没有倒下，竟奇迹般地在科技、军事、教育、现代农业等领域获得举世瞩目的巨大成就。</text:span></text:p>
      <text:p text:style-name="P3"><text:span text:style-name="T1">　　这个仅有1000多万人口的民族，涌现出了一大批伟大人物：爱因斯坦、弗洛伊德、海涅、拉斐尔、季诺维耶夫、卓别林、洛克菲勒、索罗斯……。这个民族和这些伟人为世界文明做出了杰出贡献。</text:span></text:p>
      <text:p text:style-name="P3"><text:span text:style-name="T1">　　一般人只知道犹太民族善于经商，殊不知犹太民族特别重视教育，他们把学习作为终生的使命，重智慧胜于重金钱。有一项调查显示，全世界人均读书最多的藏书最多的都是以色列人。犹太民族还特别重视儿童教育，他们在儿童教育方面研发的教具、教材、课程模式等被许多国家所采用。一个国家越相信自己的未来，越会重视自己的儿童教育。一个建国以来一直战火不断、四面楚歌的国家，如此重视教育，如此重视儿童教育，这样的国度值得我们每一个人景仰。</text:span></text:p>
      <text:p text:style-name="P3"><text:span text:style-name="T1">　　本文作者周孝正系北京中国人民大学社会学教授</text:span></text:p>
      <text:p text:style-name="P4"><text:span text:style-name="T6">附</text:span><text:span text:style-name="T1"><text:line-break/></text:span></text:p>
      <text:p text:style-name="P3"><text:span text:style-name="T1">周孝正，你是汉奸，以色列的走狗，你是奴才。</text:span><text:span text:style-name="T3"><text:line-break/></text:span><text:span text:style-name="T1">　　</text:span><text:span text:style-name="T3"><text:line-break/></text:span><text:span text:style-name="T1">　　各位网友，我就是遇害的福建到以色列打工的亲友。当时我的亲人遇难后，是中国大使馆转到福建省公安厅通知我们的，关于以色列赔偿的问题，根本没有。关于调查也没有，反而是当地的民政部门给遇难的亲人的父母办了低保。我现在就想问问周孝正你这个被收买的猪，是福建省那个部门的那个高官说的。我想问问腾讯，这些消息证实了吗？你们把这些登在网上，你们这么大的影响力，是不是替以色列招魂。是不是要往我们中国人自己身上戳一刀。</text:span></text:p>
      <text:p text:style-name="P3"><text:span text:style-name="T1">『天涯</text:span><text:span text:style-name="T5">杂</text:span><text:span text:style-name="T1">谈』周孝正，你是汉奸，以色列的走狗，你是奴才。</text:span></text:p>
      <text:p text:style-name="P1"><text:span text:style-name="T1">选择 | 2009.01.10 13:43 | </text:span><text:span text:style-name="T2">#</text:span></text:p>
      <text:p text:style-name="P2"><text:span text:style-name="T1">香港这边进行的活动...</text:span><text:span text:style-name="T3"><text:line-break/></text:span><text:span text:style-name="T1">================</text:span></text:p>
      <text:p text:style-name="P2"><text:span text:style-name="T1">抗議以色列攻擊加沙和平遊行</text:span></text:p>
      <text:p text:style-name="P2"><text:span text:style-name="T1">一群香港大學政治系三年級學生將於本星期日(1月11日) 舉行抗議以色列攻擊加沙和平遊行。希望得到您的參與及支持。有關活動詳情如下:</text:span></text:p>
      <text:p text:style-name="P2"><text:span text:style-name="T1">日期: 2009年1月11日 (星期日)</text:span><text:span text:style-name="T3"><text:line-break/></text:span><text:span text:style-name="T1">時間: 下午2:00m – 5:00</text:span><text:span text:style-name="T3"><text:line-break/></text:span><text:span text:style-name="T1">集合地點及遊行路線:維多利亞公園 – 沿軒尼詩道(途經銅鑼灣地鐵站及灣仔地鐵站) – 金鐘以色列領事館 – 直上紅棉道 – 美國領事館</text:span><text:span text:style-name="T3"><text:line-break/></text:span></text:p>
      <text:p text:style-name="P2"><text:span text:style-name="T1">此和平遊行的目的是為呼籲停止一切對加沙的攻擊、反對戰爭、支持巴勒斯坦及支持一切人道救援工作。</text:span></text:p>
      <text:p text:style-name="P2"><text:span text:style-name="T1">縱使領事館於該天休息，我們對和平的渴求定能聽見。歡迎您們投放自備的信件、大型告示標語於美國及以色列領事館門外。</text:span></text:p>
      <text:p text:style-name="P2"><text:span text:style-name="T1">請踴躍支持巴勒斯坦的兄弟姊妹</text:span></text:p>
      <text:p text:style-name="P2"><text:span text:style-name="T1">查詢請聯絡: 香港大學同學 林先生 felixlam@hkusua.hku.hk ,</text:span><text:span text:style-name="T3"><text:line-break/></text:span><text:span text:style-name="T1">香港大學同學 Chris</text:span><text:span text:style-name="T3"><text:line-break/></text:span><text:span text:style-name="T1">cklma@hkusua.hku.hk,</text:span><text:span text:style-name="T3"><text:line-break/></text:span></text:p>
      <text:p text:style-name="P1"><text:a xlink:type="simple" xlink:href="http://palinfo.habago.org/mt-comments.cgi?__mode=red&amp;id=16509"><text:span text:style-name="T2">自由加沙</text:span></text:a><text:span text:style-name="T1"> | 2009.01.10 12:54 | </text:span><text:span text:style-name="T2">#</text:span></text:p>
      <text:p text:style-name="P3"><text:span text:style-name="T1">　　　　论以色列的命运</text:span><text:span text:style-name="T3"><text:line-break/></text:span><text:span text:style-name="T1">　　　　2009年01月8日</text:span><text:span text:style-name="T3"><text:line-break/></text:span><text:span text:style-name="T1">　　　　作者 刘波</text:span><text:span text:style-name="T3"><text:line-break/></text:span><text:span text:style-name="T1">　　</text:span><text:span text:style-name="T3"><text:line-break/></text:span><text:span text:style-name="T1">一切事实都表明，与西方媒体和以色列媒体宣传的情形相反，以色列才是顽固、好战、狂妄、蛮横的一方。约旦河西岸的巴勒斯坦人基本上是在以军枪口之下做顺民，加沙的巴勒斯坦人也大多规规矩矩，唯一的希望是维持生活，养育子女。近年来巴方仅有的过错就是向以色列发射了火箭。而以色列的过错呢？侵占土地、</text:span><text:span text:style-name="T5">杀</text:span><text:span text:style-name="T1">人、经济封锁、隔离墙、定居点、截留巴方税款、刺</text:span><text:span text:style-name="T5">杀</text:span><text:span text:style-name="T1">巴方政治领导人、毁坏巴勒斯坦农民果园、纵容伤害巴方平民的犹太定居者、摧毁巴平民的房屋、拒绝巴勒斯坦难民返回……全是违反国际法和基本法律与道德准则的行为，实在无法胜计。</text:span><text:span text:style-name="T3"><text:line-break/></text:span><text:span text:style-name="T1">新年以来，以色列连日进攻加沙，近期又派出几千人的地面部队将加沙地带分割为数块，围困加沙城，轰炸加沙城内的民用设施与公共场所，造成700余人丧生，数千人受伤。由于以色列的常年封锁，加沙的医院原本就缺乏医疗设备和药物，在最近的战火中，以色列又炮击救护车，断水断电，致使伤者无法得到及时救助，许多在医院中丧生。凡是关注加沙局势的人权组织，无不谴责以色列的行动。虽然联合国官员多次表示加沙的医疗状况已经十分危险，水电食品药品等供给已经接近断绝，一场大规模的人道主义危机已经出现，以色列政府发言人仍然口口声声说，人道主义危机是哈马斯的宣传。</text:span></text:p>
      <text:p text:style-name="P3"><text:span text:style-name="T3"><text:line-break/></text:span><text:span text:style-name="T1">以色列政府发言人声称以色列才是加沙民众的朋友，但这位“朋友”的所作所为引发举世震惊。昨日以色列炮击加沙的一家联合国学校，打死四十名在该学校避难的平民。像2006年黎巴嫩战争期间以军制造的卡纳惨案一样，以军称这是“恐怖组织”在学校附近进行军事活动所致，而联合国官员坚称，事发前后学校附近根本没有哈马斯成员的活动。以军在2006年的黎以战争期间还炮击联合国哨所，炸死包括一名中国人在内的四名联合国观察员，当时便有支持以色列的无聊网民称此事原因系真主党在哨所附近发射火箭，而联合国秘书长安南谴责以色列纯属蓄意轰炸，事后以色列以“地图错误”为由将责任一笔抹过。毫不奇怪的是，每次以军打死平民之后，都有以色列政府发言人和支持以色列的无聊网民称之为“恐怖组织”的人体盾牌。</text:span></text:p>
      <text:p text:style-name="P3"><text:span text:style-name="T3"><text:line-break/></text:span><text:span text:style-name="T1">以军制造的大多数</text:span><text:span text:style-name="T5">杀</text:span><text:span text:style-name="T1">害平民的惨案都由联合国或国际人权组织进行过调查，从来没有确凿的证据表明这些平民是人盾。以色列政府发言人变成了这个世界上最好做的工作，因为只要出现以军</text:span><text:span text:style-name="T5">杀</text:span><text:span text:style-name="T1">害平民的事件，以“人盾说”一笔带过即可。但笔者要询问的是，以色列在本次加沙军事行动中甚至连己方士兵盘踞的楼房都加以轰炸，炸死三人，炸伤二十余人，对于普通的巴勒斯坦平民，他们会尽多大的注意义务？在本次加沙军事行动中，以色列发出了“由哈马斯管理的机构即为恐怖基础设施”、“窝藏恐怖分子者即视同恐怖分子”这种明显违反国际法的狂妄言论，表明以色列已经将通行的国际法与国际人道主义准则置若罔闻。在这种情况下，就算有“恐怖组织”想使用人盾，他们也明知人盾会遭到轰炸，那么这种使用还有什么意义？</text:span></text:p>
      <text:p text:style-name="P3"><text:span text:style-name="T3"><text:line-break/></text:span><text:span text:style-name="T1">最关键的是，以军1982年入侵黎巴嫩期间</text:span><text:span text:style-name="T5">杀</text:span><text:span text:style-name="T1">害1万多名平民，又制造萨布拉与夏蒂拉难民营惨案，此后又制造一系列惨案，这些惨剧从来无人承担责任。中国知识分子向来喜欢以西方为师，应当明白一个浅显的道理：无论是一个政府、机构还是公司，当其行为不受约束，过错不受惩罚时，它就倾向于滥用这种特权。当“人权观察”、“大赦国际”等比较右翼的西方人权组织都在谴责以色列滥</text:span><text:span text:style-name="T5">杀</text:span><text:span text:style-name="T1">平民时，还有人在中国大肆宣传“人盾说”这种被以色列政府用到滥、用到无人肯信的谎言。笔者一向倡导中国向西方学习，但总是不明白的是，为什么中国人学习西方的法治精神、规则精神、辩论精神是那么难，这些种族主义的腔调、恃强凌弱的伎俩却是一学就会。</text:span></text:p>
      <text:p text:style-name="P3"><text:span text:style-name="T3"><text:line-break/></text:span><text:span text:style-name="T1">以色列政府发言人称，自2005年以色列地面部队从加沙撤出，加沙的犹太定居点拆除以来，加沙便不再是以色列占领的土地。但在国际法上，占领的结束并不是以地面部队的撤出为标志的，只要占领国继续维持控制，占领就没有结束。以色列仍然控制着加沙的海岸线、空域和陆上出口，维持对加沙的经济和金融封锁，以色列的占领没有结束。自从2005年撤军以来，联合国以及任何国家都没有承认过加沙地带不再是一块被占领土。因而以色列仍然必须为这块土地上民众的生活负责，也要为这块土地上的平民遭</text:span><text:span text:style-name="T5">杀</text:span><text:span text:style-name="T1">害承担法律责任。</text:span></text:p>
      <text:p text:style-name="P3"><text:span text:style-name="T3"><text:line-break/></text:span><text:span text:style-name="T1">以色列政府发言人还称，攻打加沙是对哈马斯发射火箭的报复，是以色列忍无可忍的还击。但任何懂军事的人都明白，如此大规模的空袭和地面行动，必定经过了长期的准备，以色列政府和媒体也没有否认这一点。为了让以色列的</text:span><text:span text:style-name="T5">杀</text:span><text:span text:style-name="T1">人机器更有效率，以色列在进攻之前还实施了一系列外交上的迷惑行动。既然如此，如果哈马斯没有在停火协议结束时“及时”发射火箭，以色列的进攻岂不是没有借口？不用为以色列担忧。以色列已于11月5日破坏停火协议，在加沙打死了六名哈马斯武装分子，引发哈马斯还击，等到12月底的时候，以色列已经可以以“名正言顺”的借口进攻加沙了。</text:span></text:p>
      <text:p text:style-name="P3"><text:span text:style-name="T3"><text:line-break/></text:span><text:span text:style-name="T1">以色列政府发言人称，攻打加沙是为了阻止哈马斯的火箭发射，以免其南部居民受到侵扰。八年以来，哈马斯及加沙的其他武装组织向以色列南部平民区发射火箭，的确是一种恐怖主义行为，但要实现停止火箭发射的目标，以色列原本有个十分简单的方法，就是与哈马斯签订一项新的停火协议。事实上从12月19日停火协议到期直到现在，哈马斯一直要求续订停火协议，是以色列顽固地要以战争来解决问题。从2008年6月到11月5日，哈马斯基本遵守了停火协议，基本没有发射火箭，也没有打死一个以色列人。而在此期间以色列在加沙地带一共打死了30人。整个2008年里约旦河西岸没有向以色列发动任何袭击，而以军在那里打死了50人，打伤数百人。</text:span></text:p>
      <text:p text:style-name="P3"><text:span text:style-name="T3"><text:line-break/></text:span><text:span text:style-name="T1">与此同时，以色列继续进行它对加沙的经济与金融封锁。这种封锁完全违背了国际法，是对加沙居民的集体惩罚，与二战期间纳粹德国在东欧对犹太人聚居区实施的集体惩罚行为有异曲同工之处。以色列最初在准备封锁加沙时还有些犹犹豫豫，试探了一下，发现世界各国没有反应，方才肆无忌惮。</text:span></text:p>
      <text:p text:style-name="P3"><text:span text:style-name="T3"><text:line-break/></text:span><text:span text:style-name="T1">一切事实都表明，与西方媒体和以色列媒体宣传的情形相反，以色列才是顽固、好战、狂妄、蛮横的一方。约旦河西岸的巴勒斯坦人基本上是在以军枪口之下做顺民，加沙的巴勒斯坦人也大多规规矩矩，唯一的希望是维持生活，养育子女。近年来巴方仅有的过错就是向以色列发射了火箭。而以色列的过错呢？侵占土地、</text:span><text:span text:style-name="T5">杀</text:span><text:span text:style-name="T1">人、经济封锁、隔离墙、定居点、截留巴方税款、刺</text:span><text:span text:style-name="T5">杀</text:span><text:span text:style-name="T1">巴方政治领导人、毁坏巴勒斯坦农民果园、纵容伤害巴方平民的犹太定居者、摧毁巴平民的房屋、拒绝巴勒斯坦难民返回……全是违反国际法和基本法律与道德准则的行为，实在无法胜计。</text:span></text:p>
      <text:p text:style-name="P3"><text:span text:style-name="T3"><text:line-break/></text:span><text:span text:style-name="T1">虽然以色列的网上拥趸将以军吹嘘得神乎其神，但其实自1973年战争以来，以军基本没有打赢过什么地面战争，1973年战争也是在美国的紧急支援之下才得以不败的。以色列对黎巴嫩的侵占最终以失败告终，残留在黎南部的傀儡军队被真主党等武装消灭殆尽，武器辎重全部落入真主党等组织手中。2006年以军也是在大举空袭之后的地面进攻中损失惨重，被打死121人，以至声威大损。本次以军地面部队在攻入加沙之后，基本上是在加沙主要城市的外围围困。因为以色列的政客们知道攻入城区会带来惨重伤亡，会使他们刚刚赢得的支持率化为乌有。</text:span></text:p>
      <text:p text:style-name="P3"><text:span text:style-name="T3"><text:line-break/></text:span><text:span text:style-name="T1">但我们仍然要问的是，以色列如此劳师动众究竟是为了什么？以色列难以消灭哈马斯，重新占领加沙地带的选项基本可以排除。任期即将于明日届满的巴勒斯坦总统阿巴斯也不会坐着以色列的坦克，踩着本民族百姓的尸骨进入加沙，留下千古骂名。埃及国内要求支援加沙的呼声日益高涨，穆斯林兄弟会的声势越来越大，以色列也不可能顺利地将加沙这个火中之栗推给埃及总统穆巴拉克。加沙一战的最终结果将是双方回到原地，重新签订停火协议，也就是哈马斯最初提出的要求。就像2006年在轰炸了黎巴嫩全国各地，打死一千多名平民之后，以色列最终依然接受了真主党事先提出的要求，进行俘虏交换。</text:span></text:p>
      <text:p text:style-name="P3"><text:span text:style-name="T3"><text:line-break/></text:span><text:span text:style-name="T1">以色列为什么要排除这些简单的选择，而采取战争的方式？难道是因为2008年从美国军火公司购到的武器没还有充分投入使用？我们不会忘记，2006年以色列在黎巴嫩南部投下的100万枚集束炸弹至今还有许多没有爆炸，在继续造成伤亡、尤其是儿童伤亡，并导致许多地区无法居住，许多土地无法耕种，而像以色列曾经犯下的诸多战争罪行一样，2006年攻打黎巴嫩的战争罪行也一直没有得到追究。</text:span></text:p>
      <text:p text:style-name="P3"><text:span text:style-name="T3"><text:line-break/></text:span><text:span text:style-name="T1">在过去八年里，哈马斯的火箭打死了20名以色列人，而以色列打死了5000多名巴勒斯坦人，其中至少1000名是儿童。加沙死亡儿童的照片在世界各地的网络上传布，引发了世界各地民众的愤慨。但是，像2006年的情况一样，在美国的外交保护之下，以色列在继续赢得</text:span><text:span text:style-name="T5">杀</text:span><text:span text:style-name="T1">人的时间。以色列外交部长利夫尼称，影响以色列继续进行战争的就是从加沙传出的照片。但我们要说，是的，战争罪嫌疑犯利夫尼女士，你说对了，舆论就是你们遇到的最强大的抵抗。你们可以恃强凌弱，征服一个城市或者一个民族，但你们永</text:span><text:span text:style-name="T5">远</text:span><text:span text:style-name="T1">无法征服公理和人心。</text:span></text:p>
      <text:p text:style-name="P3"><text:span text:style-name="T3"><text:line-break/></text:span><text:span text:style-name="T1">当世界各地包括以色列本国的民众在游行抗议的时候，在几乎所有人权组织纷纷谴责的时候，在以色列的长年盟友土耳其威胁要重新考</text:span><text:span text:style-name="T5">虑</text:span><text:span text:style-name="T1">与以关系的时候，在英国自民党领袖克莱格呼吁对以色列实施武器禁运的时候，在罗马教廷的官员都认为加沙正在变成一个巨大的集中营的时候，我们仍然看到无数的中国网民为以色列的战争行为欢腾踊跃，一篇题为《以色列是个好国家》的文章在中国的网上流传。</text:span></text:p>
      <text:p text:style-name="P3"><text:span text:style-name="T3"><text:line-break/></text:span><text:span text:style-name="T1">笔者无意干预这种言论自由，只是觉得这实在有些“此地无银三百两”的味道。为什么没有人写文章刻意称赞荷兰、马来西亚或阿根廷是个好国家呢？因为没有必要。正如英国牛津大学教授、以色列人施莱姆所说的，他的祖国正在变成一个“流氓国家”，把违反国际法当成家常便饭，长年累月地实施国家恐怖主义。从一开始就严重不公正的“奥斯陆和平进程”已经走到了穷途末路，以色列用加沙的行为再次表明，它试图像古代的亚述帝国那样，以持久的战争、侵略与占领作为在中东立足的基石。稍微有点历史感的人都明白，这样的穷兵黩武政策最终会将它带上什么样的结局。</text:span></text:p>
      <text:p text:style-name="P3"><text:span text:style-name="T3"><text:line-break/></text:span><text:span text:style-name="T1">刘波 2009.01.08</text:span></text:p>
      <text:p text:style-name="P3"><text:span text:style-name="T3"><text:line-break/></text:span><text:span text:style-name="T1">　转帖自——　http://liubo.blshe.com</text:span></text:p>
      <text:p text:style-name="P4"><text:span text:style-name="T1"><text:line-break/></text:span></text:p>
      <text:p text:style-name="P1"><text:span text:style-name="T1">李秉叡 | 2009.01.10 08:12 | </text:span><text:span text:style-name="T2">#</text:span></text:p>
      <text:p text:style-name="P2"><text:span text:style-name="T1">以色列《渴望和平的世代》 (甘若飛)</text:span></text:p>
      <text:p text:style-name="P2"><text:span text:style-name="T3"><text:line-break/></text:span><text:span text:style-name="T1">2009年01月10日蘋果日報論壇</text:span></text:p>
      <text:p text:style-name="P2"><text:span text:style-name="T1">很遺憾前日讀到台北大清真寺教長馬超賢先生以「誰是恐怖份子」為標題的文章，似乎支持由蓋達組織與伊朗扶植的哈瑪斯。哈瑪斯實際上是屬於國際極端好戰的網絡(包括真主黨與賓拉登的蓋達組織)，他們不只殺猶太人、基督徒與其他宗教的人，甚至殺不接受他們極端思想的伊斯蘭教徒，也就是凡不接受他們充滿仇恨、以人肉炸彈為聖戰烈士想法的人。我們從紐約、倫敦、馬德里、印度孟買、巴格達……等地都看到這一群好戰團體殘暴的行徑，相信台灣的伊斯蘭教徒應該也不會認同這種極端殘暴的組織。甚至巴勒斯坦自治區的領導人阿巴斯與主張和平的阿拉伯世界領袖也認為哈瑪斯為巴勒斯坦人民帶來災難，對哈瑪斯一再攻擊以色列平民的挑釁與恐怖活動曾多次發出警告，若持續恐怖攻擊只會促使以色列為保護國民起而反擊。</text:span></text:p>
      <text:p text:style-name="P2"><text:span text:style-name="T3"><text:line-break/></text:span><text:span text:style-name="T1">當馬教長談到聯合國安理會的決議時，就要追溯到聯合國安理會於1947年11月解決以巴衝突的181號最關鍵的決議，文中聲明在現今以色列土地上建立一個猶太人的國家，一個巴勒斯坦的國家。以色列接受了聯合國的決議，宣布獨立建國，然而阿拉伯世界國家拒絕接受，立即向剛建國的以色列開戰，自此戰火不斷，直到1970年末期一些阿拉伯國家領袖才接受以色列建國既存的事實，開始和平協談。</text:span></text:p>
      <text:p text:style-name="P2"><text:span text:style-name="T3"><text:line-break/></text:span><text:span text:style-name="T1">2005年夏天以色列從加薩全面撤退後，給予巴勒斯坦自治發展、建立基礎建設最好的機會。很可惜，事實相反，加薩變成發射飛彈攻擊以色列平民百姓的恐怖活動基地。自從哈瑪斯以殘暴武力篡奪加薩走廊的控制權，驅逐、折磨、謀殺反對他們的許多巴勒斯坦自治區的官員與民眾，當地民生狀況愈來愈糟，恐怖軍事活動愈演愈烈。馬教長應該記得當時許多從加薩逃離哈瑪斯控制的巴勒斯坦人並不遲疑地向「恐怖的」以色列尋求庇護。</text:span></text:p>
      <text:p text:style-name="P2"><text:span text:style-name="T3"><text:line-break/></text:span><text:span text:style-name="T1">攻擊邊境關口毀和平</text:span></text:p>
      <text:p text:style-name="P2"><text:span text:style-name="T3"><text:line-break/></text:span><text:span text:style-name="T1">過去這些年間哈瑪斯對加薩旁的以色列平民所住的城鎮發射上達九千多枚的飛彈與火箭砲，這些無辜的平民百姓每天生活在恐慌中，隨時警覺聽警報，在十五秒內必須找到避難所躲飛彈，許多孩童精神嚴重受創，無法正常生活。近日的加薩戰事是以色列政府長期容忍，加上停火協談都未能使哈瑪斯停止攻擊以色列無辜的平民，才不得不出面保護自己國民的舉動。我們的目標是摧毀哈瑪斯攻擊的能力（例如發射飛彈與火箭砲的據點與運送武器的地道），極力避免傷及無辜百姓，但哈瑪斯組織詭詐地藏身於人口密集的地方，以人肉為盾牌，我們也不願巴勒斯坦無辜的百姓遭受池魚之殃，因此在反擊前發訊要百姓離開這些地方！</text:span></text:p>
      <text:p text:style-name="P2"><text:span text:style-name="T3"><text:line-break/></text:span><text:span text:style-name="T1">至於馬教長提到自2007年底（以色列）便「全面」封鎖加薩邊境並不完全正確。以色列每天面臨哈瑪斯以飛彈攻擊南部平民百姓居住的城鎮與雙方邊境關口，不得不有時封閉邊境關口。哈瑪斯為何要攻擊自己物資進出的邊境關口呢？因為這些關口所代表的是與以色列和平共存的表徵，哈瑪斯不惜附上巴勒斯坦人民生計的代價轟炸邊境關口，一心要毀去任何與以色列和平共存的可能性。此外，以色列軍隊曾考慮使用斷電的方式來制裁加薩的哈瑪斯，當時卻被以色列最高檢察署以不符人道、危害救援設施如醫院而駁回，但哈瑪斯詭詐地利用媒體造成大眾被誤導的印象。從此看到以色列身為民主國家，在這些年當中的等候與容忍也附上了很大的代價。多年來我們所求所望的只是能生存在一個平安度日的國家，相信台灣的百姓一定能體會我們的處境！</text:span></text:p>
      <text:p text:style-name="P2"><text:span text:style-name="T3"><text:line-break/></text:span><text:span text:style-name="T1">最後，馬教長文中引用名為Dam的巴勒斯坦Hip-Hop樂團，卻沒有提及此樂團的成員都是屬以色列籍的巴勒斯坦人，他們可以如此批評，也代表以色列是一個自由民主開放的國家，允許住在其間的民眾不論任何宗教種族都能表達自己的意見，很遺憾馬教長沒有引用此樂團與另一猶太人樂團合奏的歌名叫《渴望和平的世代》！相信馬教長與讀者都與我們一樣，如歌名所表達的，深盼和平臨到中東與全世界！</text:span></text:p>
      <text:p text:style-name="P4"><text:span text:style-name="T1"/></text:p>
      <text:p text:style-name="P2"><text:span text:style-name="T1">作者為以色列駐台北經濟文化辦事處代表</text:span></text:p>
      <text:p text:style-name="P2"><text:span text:style-name="T3"><text:line-break/></text:span><text:span text:style-name="T1">甘若飛</text:span><text:span text:style-name="T3"><text:line-break/></text:span><text:span text:style-name="T1">-------------------------------------------------</text:span><text:span text:style-name="T3"><text:line-break/></text:span><text:span text:style-name="T1">文章來源：http://1-apple.com.tw/index.cfm?Fuseaction=Article&amp;IssueID=20090110&amp;art_id=31305992</text:span><text:span text:style-name="T3"><text:line-break/></text:span><text:span text:style-name="T1">請問一下，不少文章都說哈瑪斯接受伊朗的援助，請問此事是真是假？</text:span><text:span text:style-name="T3"><text:line-break/></text:span><text:span text:style-name="T1">﹝看了這篇文章，只能說以色列政府好像對於他們長期以來不斷的侵犯巴勒斯坦人人權的所做所為似乎全忘了。﹞</text:span></text:p>
      <text:p text:style-name="P1"><text:span text:style-name="T1">声援巴勒斯坦 | 2009.01.09 18:59 | </text:span><text:span text:style-name="T2">#</text:span></text:p>
      <text:p text:style-name="P3"><text:span text:style-name="T1">中国学者的职业道德在以色列战争中牺牲了什么？</text:span></text:p>
      <text:p text:style-name="P3"><text:span text:style-name="T1">作者: 伊扎特</text:span><text:span text:style-name="T3"><text:line-break/></text:span><text:span text:style-name="T1">以色列在加沙地带对巴勒斯坦人民的侵袭不断，以色列战争仍延续着它广为人知的传统方式--用儿童的鲜血庆贺新年的到来。然而，国际社会很明显地分为两派：权利、正义和国际法案在世界上被广为推崇，人们通过大规模的游行示威来反抗暴虐和侵略；而少数力量则以沉默的方式表达了他们对侵略和暴虐的支持，其中不乏国际社会及其所谓的安理会，他们在六十年来对以色列成为正常化国家以失败告终。</text:span><text:span text:style-name="T3"><text:line-break/></text:span><text:span text:style-name="T1">我们并不否认任何一方持有立场、表达自己良心、道德观和人道思想的权利；我们也并不否认任何一家媒体采纳与其相适应的政治立场，以体现其职业深度和表达其职业观点的权利；同样，我们也毫不否认研究机构为学者们提供高度言论自由的权利，这些学者可以高度自由地表达自己的观点和立场，甚至是相信任何一种信息来源，其中也包括外国使馆提供的信息。</text:span><text:span text:style-name="T3"><text:line-break/></text:span><text:span text:style-name="T1">然而一些原本受人敬重的官方媒体却成了"个人教唆"的传话筒，或者说，一些研究机构的学者却成了个人教唆犯，例如2008年12月31日由人民网主持的中国社科院研究员殷罡与网友的互动对话中，就可以看出这一点。这是我们所不能接受的，体现了殷罡先生职业标准的破产和道德水准的下滑。也正与以色列方面以及即将离任的美国总统布什的观点并无二致，布什曾说："只要不与我们站在一边的，就是我们的</text:span><text:span text:style-name="T5">敌</text:span><text:span text:style-name="T1">人。"</text:span><text:span text:style-name="T3"><text:line-break/></text:span><text:span text:style-name="T1">在殷罡先生与网友的此次互动中，我对以下方面表示异议：</text:span><text:span text:style-name="T3"><text:line-break/></text:span><text:span text:style-name="T1">第一， 对于番薯仔先生重复我在12月30日外交部例行记者招待会上的提问，我不能认同。不知道他的消息来源何处，但是大家可以去外交部的网站上查找当天的会议记录。</text:span><text:span text:style-name="T3"><text:line-break/></text:span><text:span text:style-name="T1">第二， 对于殷罡先生在这次的网友互动对话中能够清楚地记住我的名字，我深表宽慰和感谢，因为在此前我们相识的15年中他都没有一次能够记清我的名字。谢谢他的"有备而来"。</text:span><text:span text:style-name="T3"><text:line-break/></text:span><text:span text:style-name="T1">第三， 殷先生提到我一开始为"阿拉法特支持的法塔赫驻京办事处工作"，这点我必须澄清。在中国只存在巴勒斯坦国驻华使馆，代表全体巴勒斯坦人民以及巴解组织的各个派别。我至今为止一直站在我们巴勒斯坦人民这一方，这是全体巴勒斯坦人民、世界上所有为自由而战的人民自然而真实的立场。</text:span><text:span text:style-name="T3"><text:line-break/></text:span><text:span text:style-name="T1">第四， 殷先生指责我"每逢以巴之间出现什么事情，总要在外交部新闻发布会上提出刁难性的问题"，我很好奇，何谓"刁难性"的问题？如果说，每逢国际大事，将中国态度、中国立场传达给阿拉伯受众，并给中国提供一个向世界展示自己的窗口就是"刁难"的话，请殷先生指教如何"不刁难"？</text:span><text:span text:style-name="T3"><text:line-break/></text:span><text:span text:style-name="T1">很明显，在此次殷罡的互动对话中，提问人与回答者此前进行过协商，殷罡的回答也是事先经过准备的，他不仅试图蓄意歪曲阿以冲突的事实，甚至还妄图丑化我的个人形象，-----根据他的个人观点----在与网友的对话中指控我是恐怖主义的支持者，并唆使中国人民</text:span><text:span text:style-name="T5">敌</text:span><text:span text:style-name="T1">视我。</text:span><text:span text:style-name="T3"><text:line-break/></text:span><text:span text:style-name="T1">我们认为，以色列对巴勒斯坦人民的残暴侵略是一场意图将全体巴勒斯坦人民剿绝尽灭的大屠</text:span><text:span text:style-name="T5">杀</text:span><text:span text:style-name="T1">，不论政治派别，不分男女老幼，无一放过。以色列对巴勒斯坦的这种战争是反人类的。我想强调的是，对巴以战争的关注是我的责任，是职业责任、道德责任以及人道主义责任，而并不像殷罡所说的"与我的自身身份不相符"。在此提及一点，每次以色列高方代表团访华，我都会亲自去殷先生家做采访，尽管一直了解他对巴以局势的看法和立场，我仍然尊重他表达个人观点的权利和机会。</text:span><text:span text:style-name="T3"><text:line-break/></text:span><text:span text:style-name="T1">殷罡试图为以色列战争和对以军对房屋、清真寺以及学校的轰炸辩护，声称哈马斯利用这些地方存放弹药和军用物资，殷罡还质问巴勒斯坦人为何将他们的子女送到清真寺和学校。我们都知道，以军对学校以及清真寺的轰炸严重违背了国际法准则。如果殷罡先生对这一点还表示质疑的话，那么或许他的头衔还没有达到他应具备的学术水平，或许他已经"超然脱离"了人性的基本准则。</text:span><text:span text:style-name="T3"><text:line-break/></text:span><text:span text:style-name="T1">殷罡所代表的观点路人皆知，这不仅事关我们巴勒斯坦人民，也事关中国人民，套用他的一句话"经常说出一些与自己身份不符合的、危害中国同巴勒斯坦民主权利机构关系的不体面的人"。 我们都要留心提防他的蓄意误导和歪曲事实。</text:span><text:span text:style-name="T3"><text:line-break/></text:span><text:span text:style-name="T1">就个人而言，我所关切的是，人民网作为一家负责任的传媒机构，应承担起它的职业和道德责任来处理这个错误，或者致歉，或者给与我回应殷罡先生的机会。人民网给出的调和方式只是删去针对我的言论，对此我不能接受。</text:span><text:span text:style-name="T3"><text:line-break/></text:span><text:span text:style-name="T5">鉴</text:span><text:span text:style-name="T1">于殷罡先生是中国社科院的一名研究员，我希望社科院就殷罡先生的声明提出明确立场。毕竟，殷先生是以社科院研究员的身份出现在大家面前的。</text:span><text:span text:style-name="T3"><text:line-break/></text:span><text:span text:style-name="T1">殷罡妄图通过指控我损害中阿关系来唆使中国人民</text:span><text:span text:style-name="T5">敌</text:span><text:span text:style-name="T1">视我，最后，我希望向中国人民澄清这一点。我在中国度过了四分之一个世纪，中国可谓是我的第二故乡。不谦虚的说，我为加强中阿关系所作出的贡献要比殷罡对中国人民的贡献多得多，然而非常遗憾的是，比起他为以色列及其殖民计划所做的贡献，我做的要少得多。</text:span><text:span text:style-name="T3"><text:line-break/></text:span><text:span text:style-name="T1">伊扎特----阿拉伯驻华记者 2009-1-4</text:span></text:p>
      <text:p text:style-name="P4"><text:span text:style-name="T1"><text:line-break/></text:span></text:p>
      <text:p text:style-name="P1"><text:span text:style-name="T1">怡靜 | 2009.01.09 10:04 | </text:span><text:span text:style-name="T2">#</text:span></text:p>
      <text:p text:style-name="P2"><text:span text:style-name="T1">以色列大概會說，這是必要的傷亡？</text:span></text:p>
      <text:p text:style-name="P2"><text:span text:style-name="T1">=========</text:span><text:span text:style-name="T3"><text:line-break/></text:span><text:span text:style-name="T1">以軍對聯國車隊開火1死 加薩人道救援暫停</text:span><text:span text:style-name="T3"><text:line-break/></text:span><text:span text:style-name="T1">中廣 更新日期:"2009/01/09 08:05"</text:span></text:p>
      <text:p text:style-name="P2"><text:span text:style-name="T1">以色列對聯合國車隊開火，至少造成一名聯合國工作人員死亡，基於安全考量，聯合國暫停在加薩走廊的人道救援作業，目前不確定什麼時候可以恢復。（夏明珠報導）</text:span></text:p>
      <text:p text:style-name="P2"><text:span text:style-name="T1">這起意外發生在以色列同意的三小時停火期間，使得聯合國難民救濟工作署對以色列失去信心，它今天宣布暫停在加薩走廊的人道救援作業。聯合國發言人說，它們不是不知道在衝突地區進行工作的危險性，不過以色列既然給了承諾，就應該遵守，聯合國秘書長潘基文要求調查，追究以色列的責任。</text:span></text:p>
      <text:p text:style-name="P2"><text:span text:style-name="T1">從十二月27號以色列開始空襲加薩以來，至少已經有四名聯合國工作人員命喪以色列的炮火下，另外還有兩所充當難民收容所的聯合國學校遭到轟炸。</text:span></text:p>
      <text:p text:style-name="P2"><text:span text:style-name="T1">加薩一百五十萬人口當中，大約有八成靠聯合國救援度日。在以色列撲天蓋地的攻勢下，人道作業根本難以進行。由於以色列禁止外國媒體進入加薩，外界無從得知當地的狀況。聯合國難民救濟工作署形容加薩現在有如人間煉獄，紅十字會的工作人員，昨天在一個聚落，發現許多傷患，一棟民宅中，擺放了12具屍首，四個受傷的孩子，躺在已經斷氣的媽媽身邊，奄奄一息，連站的力氣都沒有。醫療團體估計，以色列對加薩的軍事行動，到目前為止，已經造成七百多人死亡，其中接近四成是婦孺，以色列方面，則有九名軍人和三個平民喪生。</text:span></text:p>
      <text:p text:style-name="P2"><text:span text:style-name="T1">政治壓力隨著死傷人數增加而升高，以色列和巴勒斯坦的談判代表在開羅談判，聯合國也加緊會商，安理會成員國針對施壓交戰雙方停火的提案，達成共識，內容還沒有公佈。</text:span><text:span text:style-name="T3"><text:line-break/></text:span></text:p>
      <text:p text:style-name="P1"><text:span text:style-name="T1">陳真 | 2009.01.09 03:00 | </text:span><text:span text:style-name="T2">#</text:span></text:p>
      <text:p text:style-name="P3"><text:span text:style-name="T1">這個是駐台北以色列經濟文化辦事處的 EMAIL:</text:span></text:p>
      <text:p text:style-name="P3"><text:span text:style-name="T1">represent-sec@taipei.org.il</text:span></text:p>
      <text:p text:style-name="P3"><text:span text:style-name="T1">他們應該被提醒自己的政府幹了些什麼好事.</text:span></text:p>
      <text:p text:style-name="P3"><text:span text:style-name="T1">============</text:span><text:span text:style-name="T3"><text:line-break/></text:span><text:span text:style-name="T1">法新社</text:span></text:p>
      <text:p text:style-name="P3"><text:span text:style-name="T1">加薩巴人遭以軍攻擊喪生人數1/3為兒童</text:span></text:p>
      <text:p text:style-name="P3"><text:span text:style-name="T1">2009/01/08 17:05 樊劍萍</text:span><text:span text:style-name="T3"><text:line-break/><text:line-break/></text:span><text:span text:style-name="T1">（法新社加薩7日電） 醫療人員今天說，因以色列進攻加薩而喪生的689名巴勒斯坦人中，將近有1/3是兒童，其中多數是在以軍展開地面攻勢之後罹難。以軍是在進行1週空襲後，展開地面攻勢。</text:span></text:p>
      <text:p text:style-name="P3"><text:span text:style-name="T1">自以軍地面部隊3日加入對加薩走廊哈瑪斯（Hamas）統治集團的突擊行動以來，巴勒斯坦平民死亡比例即大幅上升。</text:span></text:p>
      <text:p text:style-name="P3"><text:span text:style-name="T1">加薩救難機構負責人哈薩寧（Moawiya hassanein）指出，自以軍去年12月27日展開攻勢以來，共有220名兒童喪生。</text:span></text:p>
      <text:p text:style-name="P3"><text:span text:style-name="T1">人道救助機構擔心，隨著戰鬥推向加薩人口最稠密地區，兒童和平民死亡人數還會增加。</text:span></text:p>
      <text:p text:style-name="P1"><text:span text:style-name="T1">陳真 | 2009.01.09 02:57 | </text:span><text:span text:style-name="T2">#</text:span></text:p>
      <text:p text:style-name="P2"><text:span text:style-name="T1">這個是駐台北以色列經濟文化辦事處的 EMAIL:</text:span></text:p>
      <text:p text:style-name="P2"><text:span text:style-name="T1">represent-sec@taipei.org.il</text:span></text:p>
      <text:p text:style-name="P2"><text:span text:style-name="T1">他們應該被提醒自己的政府幹了些什麼好事.</text:span></text:p>
      <text:p text:style-name="P2"><text:span text:style-name="T1">==============</text:span><text:span text:style-name="T3"><text:line-break/></text:span><text:span text:style-name="T1">路透社</text:span></text:p>
      <text:p text:style-name="P2"><text:span text:style-name="T1">餓童伴母屍　紅十字會指以色列違反國際法</text:span></text:p>
      <text:p text:style-name="P2"><text:span text:style-name="T1">2009/01/09</text:span><text:span text:style-name="T3"><text:line-break/><text:line-break/></text:span><text:span text:style-name="T1">（路透日內瓦8日電）國際紅十字會今天表示，援助工作人員在加薩（Gaza）遭到以色列部隊轟炸的地區一棟民房，發現4名兒童坐在母親的遺體旁挨餓，此外屋內還有其他屍體。</text:span></text:p>
      <text:p text:style-name="P2"><text:span text:style-name="T1">國際紅十字會指控以色列讓救護車無法及時前往遭到轟炸的地區，並要求以色列讓巴勒斯坦紅新月組織（Red Crescent）的救護車安全返回這些地區，以運送更多傷患。</text:span></text:p>
      <text:p text:style-name="P2"><text:span text:style-name="T1">國際紅十字會在以色列和巴勒斯坦佔領區的負責人威塔赫（Pierre Wettach）說：「此事讓人震驚。以色列軍方一定知道狀況，卻未幫助傷者。他們也沒讓我們或巴勒斯坦紅新月組織協助傷患。」</text:span></text:p>
      <text:p text:style-name="P2"><text:span text:style-name="T1">國際紅十字會是個中立機構，但以不尋常的強烈措辭表示，該組織認為以色列已經在這次事件中違反國際人道法律。</text:span></text:p>
      <text:p text:style-name="P2"><text:span text:style-name="T1">對此，以色列軍方發表書面回應說，他們與國際援助機構協調，對平民提供協助，而且他們「從未刻意以平民為目標」。中央社（翻譯）</text:span></text:p>
      <text:p text:style-name="P6"/>
      <text:p text:style-name="P1"><text:span text:style-name="T1">陳真 | 2009.01.08 22:12 | </text:span><text:span text:style-name="T2">#</text:span></text:p>
      <text:p text:style-name="P3"><text:span text:style-name="T1">謝謝李同學,我們已加入連署,該文且已放首頁.</text:span></text:p>
      <text:p text:style-name="P1"><text:span text:style-name="T1">李秉叡 | 2009.01.08 00:39 | </text:span><text:span text:style-name="T2">#</text:span></text:p>
      <text:p text:style-name="P2"><text:span text:style-name="T1">聯合聲明修定版</text:span></text:p>
      <text:p text:style-name="P2"><text:span text:style-name="T3"><text:line-break/></text:span><text:span text:style-name="T1">兩岸四地華人聯署發表聲明，要求以色列立即停止加薩戰火</text:span></text:p>
      <text:p text:style-name="P2"><text:span text:style-name="T3"><text:line-break/></text:span><text:span text:style-name="T1">http://campaign.tw-npo.org/200901623010100/index.php?serial=200901623010100</text:span></text:p>
      <text:p text:style-name="P2"><text:span text:style-name="T3"><text:line-break/></text:span><text:span text:style-name="T1">連署訴求</text:span></text:p>
      <text:p text:style-name="P2"><text:span text:style-name="T1">--------------------------------------------------------------------------------</text:span></text:p>
      <text:p text:style-name="P2"><text:span text:style-name="T1">支援以巴地區和平組織，回應國際公民社會呼喚，站在人民立場，台海兩岸四地華人發表聯合聲明：</text:span></text:p>
      <text:p text:style-name="P4"><text:span text:style-name="T1"/></text:p>
      <text:p text:style-name="P2"><text:span text:style-name="T1">1.抗議任何恐怖手段濫殺無辜，這包括以平民為目標的火箭炮及以反恐之名進行國家恐怖主義；</text:span><text:span text:style-name="T3"><text:line-break/></text:span><text:span text:style-name="T1">2.抗議以色列以自衛之名全面入侵巴勒斯坦領土加薩地帶 ( 加薩走廊 )；</text:span><text:span text:style-name="T3"><text:line-break/></text:span><text:span text:style-name="T1">3.抗議以色列封鎖加沙引發人道大災難；</text:span><text:span text:style-name="T3"><text:line-break/></text:span><text:span text:style-name="T1">4.抗議美國向以色列提供大殺傷力武噐並支持國家恐怖主義；</text:span><text:span text:style-name="T3"><text:line-break/></text:span><text:span text:style-name="T1">5.抗議以色列使用國際法禁用的恐怖武器白磷彈。</text:span></text:p>
      <text:p text:style-name="P4"><text:span text:style-name="T1"/></text:p>
      <text:p text:style-name="P2"><text:span text:style-name="T1">由於以色列的大規模及兇猛襲擊，造成加沙人道形勢極度緊張，形同屠殺，鑑於這是一場不對等戰爭，我們有必要首先對強的一方有以下要求：</text:span></text:p>
      <text:p text:style-name="P2"><text:span text:style-name="T1">1. 強烈要求以軍立刻停火；</text:span><text:span text:style-name="T3"><text:line-break/></text:span><text:span text:style-name="T1">2. 要求以軍無條件立刻撒出加薩地區；</text:span><text:span text:style-name="T3"><text:line-break/></text:span><text:span text:style-name="T1">3. 要求聯合國安理會等列強成員介入，訂定方案和進程表，和平解決問題；</text:span><text:span text:style-name="T3"><text:line-break/></text:span><text:span text:style-name="T1">4. 要求聯合國派出維和部隊和人道團體進入加沙展開，救援工作；</text:span><text:span text:style-name="T3"><text:line-break/></text:span><text:span text:style-name="T1">5. 如以色列拒絕停火則要求抵制以色列貨品。</text:span><text:span text:style-name="T3"><text:line-break/></text:span><text:span text:style-name="T1">　</text:span><text:span text:style-name="T3"><text:line-break/></text:span><text:span text:style-name="T1">發起單位：張翠容、丘延亮</text:span></text:p>
      <text:p text:style-name="P1"><text:span text:style-name="T1">陳真 | 2009.01.06 18:51 | </text:span><text:span text:style-name="T2">#</text:span></text:p>
      <text:p text:style-name="P3"><text:span text:style-name="T1">周四站樁地點：台北市基隆路一段333 號24樓（駐台北以色列經濟文化辦事處大樓之某個入口，該入口位於莊敬路與基隆路之路口）地圖請見柳春春網站：</text:span></text:p>
      <text:p text:style-name="P3"><text:span text:style-name="T1">http://www.oz.org.tw/modules/news/</text:span></text:p>
      <text:p text:style-name="P1"><text:span text:style-name="T1">番薯 | 2009.01.06 10:40 | </text:span><text:span text:style-name="T2">#</text:span></text:p>
      <text:p text:style-name="P2"><text:span text:style-name="T1">　　　　罪恶一旦成为“共识”，就会产生最丑恶的罪恶</text:span><text:span text:style-name="T3"><text:line-break/><text:line-break/></text:span><text:span text:style-name="T1">　　　　作者：邋遢道人 文章发于：乌有之乡</text:span><text:span text:style-name="T3"><text:line-break/></text:span><text:span text:style-name="T1">　　　　　　　</text:span><text:span text:style-name="T3"><text:line-break/></text:span><text:span text:style-name="T1">【巴勒斯坦就将是人类的耻辱。不用多长时间，整个人类会为自己面对人类历史上最无耻，规模最大，坚持时间最长的种族灭绝视而不见、听而不闻、麻木不仁、无动于衷，并多数在为虎作伥而感到羞耻。】</text:span><text:span text:style-name="T3"><text:line-break/></text:span></text:p>
      <text:p text:style-name="P2"><text:span text:style-name="T1">以色列向加沙地带轰炸了8天，记得当时疯僧和思闻都很兴奋，赞扬以色列是个伟大都民族，作践巴勒斯坦人是恐怖分子。贫道当时已经对疯僧没了兴趣，因此懒得再说什么，同时想着会有人批评他们。现在以色列已经把坦克开进加沙，中国人似乎很漠然。其实，就在轰炸期间，中国驻巴勒斯坦都新华社代办处也遭到轰炸，只是没死人罢了，中国连个屁都没放，估计这里的网友连知道都都很少。以色列地面部队开进加沙后，中央四台有“专家讲评”，大致意思还是哈马斯要现实些，现在包括阿拉伯国家都不管他们了，何必再坚持呢，坐下来谈就是了。　　</text:span></text:p>
      <text:p text:style-name="P2"><text:span text:style-name="T1">如果不了解巴以冲突背景，仅仅看哈马斯主动攻击以色列，就认为责任在哈马斯，就太小儿科了。满洲国成立十几年了，一次也没攻击过国民政府，更不要说攻击共产党了，国民政府又没有与满洲国宣战，可共产党和蒋介石一直派人骚扰满洲国。如果不看历史，不了解巴勒斯坦人现在的处境，根本不足以评论这些问题。包括一些同情巴勒斯坦的网友，写的东西也有些没说服力。</text:span></text:p>
      <text:p text:style-name="P2"><text:span text:style-name="T1">贫道就简单讲讲巴以冲突的根源和巴勒斯坦人现在的处境。　　</text:span></text:p>
      <text:p text:style-name="P2"><text:span text:style-name="T1">犹太人在巴勒斯坦地区建国是4000多年前都事情。但就国家来讲，早在3000年前就被亚述人、巴比伦人给毁灭了。从这时起就没有以色列这个国家，犹太人流落世界，但这个地区犹太人还很多。到公元前1世纪，罗马人彻底把犹太人从这个地区赶走，从此这个地区基本没有了犹太人。到伊斯兰教兴盛后，这个地区主要是阿拉伯人生活在这里。贫道这样说并不是主张以色列人没有资格建国，也不是犹太人命该如此，而是说历史事实。　　</text:span></text:p>
      <text:p text:style-name="P2"><text:span text:style-name="T1">在上世纪，既没有巴勒斯坦国，也没有以现代色列国。这个地区从奥斯曼帝国解体后一直是英国的“托管地”。 英国人把约旦河以西叫巴勒斯坦，以东叫约旦犹太人发起复国运动，不少犹太人开始在这个地区定居。但是，一直到1947年，即使加上二战期间和二战后的犹太移民，犹太人生活地区只占这个地区面积的6%。在巴勒斯坦总计2.7万平方公里面积中，94%（2.54万平方公里）的土地是阿拉伯人生活着的。犹太人与阿拉伯人虽然冲突不断，但没有战争。在西方舆论占强势情况下，很多人都认为是阿拉伯人天生狭隘好事，联合国好端端的意见不接受，然后凭着人多势众想把以色列消灭掉，结果人家很少军队就把阿拉伯人打个落花流水。其实根本不是这样的情况。</text:span></text:p>
      <text:p text:style-name="P2"><text:span text:style-name="T1">1947年联合国建立以色列国并不是美国和欧洲的意见，是美国和前苏联在联合国提出的意见。因为这个地区本来是英国的“委任统治地”。英国是持反对态度的。在没与占主体的原住民商量的情况下，做出了181号决议。决议要求把2.7万平方公里划出1.45万平方公里建立以色列，其余1.25万平方公里给阿拉伯人。也就是说以色列居民的生活地扩大到53.7%，增加了将近8倍，让阿拉伯人生活区减少一半，让给以色列人居住。这种决议显然没有考</text:span><text:span text:style-name="T5">虑</text:span><text:span text:style-name="T1">原住民生活状况和阿拉伯人的利益，引起一场战争的必然的。</text:span></text:p>
      <text:p text:style-name="P2"><text:span text:style-name="T1">战争初期，埃及、外约旦、伊拉克、叙利亚和黎巴嫩五国也是刚刚独立国家，连国家都是刚组建，根本不可能有什么精良的军队。5国参战兵力也就4.2万，参战部队最多时也只有4.5万。而以色列在战争初期有军队3.4万，后来兵力很快达到6万，战争结束时达到9万。最主要的是，美国、法国给以色列提供了大量的轰炸机、坦克和大口径火炮。　　</text:span></text:p>
      <text:p text:style-name="P2"><text:span text:style-name="T1">阿拉伯人被打败是必然的，因为他们面临的是老统治者集团联合起来的力量。</text:span></text:p>
      <text:p text:style-name="P2"><text:span text:style-name="T1">战争结束后，以色列人占领了2.07万平方公里土地，比“分给”他们的土地增加43%，也就是从联合国决议前他们占有6%都土地扩大到占有76.7%。而阿拉伯人土地再减少了一半。只剩下22%的名义土地。其中原来加沙地区减少一半，北部生活区全部丧失，约旦河西岸原来与加沙相连。是被分区域的突出部，因为以色列人要占耶路撒冷，现在地图上成为西岸的一个凹部。将近100万阿拉伯人被迫流亡其他国家。400多个阿拉伯人居住的村庄被摧毁。在以色列国土上还有不少阿拉伯人（占今天以色列人口20%），但他们属于二等公民，被禁止购买、租用和拥有土地。其地位与南非被种族隔离时期的黑人景况无异。</text:span></text:p>
      <text:p text:style-name="P2"><text:span text:style-name="T1">阿拉伯人失去了原来土地的78%，巴勒斯坦人流落全世界。也就是说，犹太人和巴勒斯坦人调了个。原来是犹太人流落全世界，现在是巴勒斯坦人流落在其他阿拉伯国家。原来是犹太人被罗马人赶出家园，现在是犹太人在美国、英国等西方国家援助下，把阿拉伯人赶出家园。后来的中东战争以及巴勒斯坦人的反抗，都是在这个基础上进行的。</text:span></text:p>
      <text:p text:style-name="P2"><text:span text:style-name="T1">很多人都以为既然被以色列人占领地区的阿拉伯人都成难民跑国外去了，既然你还有22%的土地，你巴勒斯坦人也就认了，建立个国家就行了。还和人家以色列人斗什么？你打又打不过，承认现实就算了，何必那么认真呢？与以色列斗，也许就是一些恐怖主义分子利用巴勒斯坦人历史积怨满足自己的需要罢了。不仅西方人这样认为，后来阿拉伯其他国家几乎也都是这样认为。到今天，中国人也是这样认为。　　</text:span></text:p>
      <text:p text:style-name="P2"><text:span text:style-name="T1">　 　</text:span></text:p>
      <text:p text:style-name="P2"><text:span text:style-name="T1">好吧，就算谁也没办法，因此也只能承认现实了。因此巴勒斯坦人就不要再攻击以色列人的土地了。其实，今天巴勒斯坦人的所谓反抗，基本就是在这22%的土地上进行的，那78%的土地根本就没有能够进去过！</text:span></text:p>
      <text:p text:style-name="P2"><text:span text:style-name="T1">以色列人通过多次对巴勒斯坦人的攻击，现在已经不是只占领那76、7%的土地了。而是已经控制了巴勒斯坦人剩余22%的土地的一半！以色列人控制着约旦河西岸60%的土地，加沙地区土地的40%。并且控制着90%的水源。大家在地图上看到的巴勒斯坦是联合国在1947年划定的巴勒斯坦。你必须把这块地在缩小4倍才是巴勒斯坦人实际居住地。阿拉伯人从占有片土地94%的权利，在联合国181号决议中少了一半，再在第一次战争中少了一半，再被以色列人有计划的驱逐、剥夺了一多半。80%的土地丧失，半数人流落他乡。</text:span></text:p>
      <text:p text:style-name="P2"><text:span text:style-name="T1">有人会觉得，巴勒斯坦人也挨着边界，怎么不能得到其他阿拉伯国家的支持？看看实际控制线就知道了。沿东部约旦河直至死海全部是以色列人占据着，从南到北几十的定居点。加沙海岸线被以色列海军封锁，靠近埃及部分又是以色列人占据着（虽然前年迁出，但边界并不开放）——巴勒斯坦人居住的两大部分，周围全是以色列人包围着的。</text:span></text:p>
      <text:p text:style-name="P2"><text:span text:style-name="T1">尽管如此，如果再现实点，会认为地盘小就小了吧，建立个国家活着总比死了强。巴勒斯坦人真具备建立一个国家的条件吗？贫道给大家批讲批讲。　　</text:span></text:p>
      <text:p text:style-name="P2"><text:span text:style-name="T1">大概连这里的右派，也反对南非种族隔离制度。南非白人统治时期，黑人被划为相互隔离的一个个小的“保留区”，不能拥有土地，不能拥有水源，进出都要由白人批准。告诉他们，今天的所谓约旦河西岸和加沙并不是两块完整的地方。巴勒斯坦人的居住区被以色列定居点，以色列人控制的道路网、预定屯垦区隔离成上百块互不相连的地块。 你知道约旦河西岸蛋子大的地方，巴勒斯坦人居住区被分割成多少块？总计150多块大大小小互相不能联系的地区！！平均每个居住区面积只有13-14平方公里。也就是方圆3、4公里，也就是中国大城市两、三个居委会的面积。出了这个区要么是有以色列人的定居点区域，要么是预留屯垦区，要么是无人区（巴勒斯坦人被迫撤离，被以色列人埋了地雷炸弹，可以随时开抢的地区），要么是隔离墙，要么是被以色列军队控制的道路。巴勒斯坦人基本就动不得。你见过一个国家被分割成近二百块，中间不准通过，或者过了话要让一个</text:span><text:span text:style-name="T5">敌</text:span><text:span text:style-name="T1">对国家允许或者检查完了才能通过，这样的情况能建立一个国家？就算建立了，别人随时就可以让你基本行使不了国家权利，随时让你的居民被隔离。谁要谈个别的隔离区的对象，也要看以色列人的眼色约会，这就是巴勒斯坦的现实！</text:span></text:p>
      <text:p text:style-name="P2"><text:span text:style-name="T1">所谓奥斯陆协议，阿拉伯人保留的22%的土地中，完全由以色列人统治的地区占总面积的70%，剩余30%的地方中，95%地区巴勒斯坦人只有民事管理权，只有总面积百分之零点几是有限的“自治区”。沙母沙依荷协议扩大的有限自治区，但巴勒斯坦人在约旦河西岸占据的土地仍然不足60%。</text:span></text:p>
      <text:p text:style-name="P2"><text:span text:style-name="T1">无论是奥斯陆协议，还是沙姆沙伊荷协议，还是和平路线图，以及什么单边行动计划，都是建立在这种把巴勒斯坦人居住区分割为将近200个（含加沙）的隔离区，要巴勒斯坦人在没有土地，没有水源，没有边界（与除以色列以外国家）没有出去的道路的“居住区”范围内建立一个所谓“国家”。而且唯一“邻国”是个</text:span><text:span text:style-name="T5">敌</text:span><text:span text:style-name="T1">对国家，不知道哪个人，能用什么办法来“治理”。能够发展什么产业。这与南非当年实行的种族隔离区并无二至。</text:span></text:p>
      <text:p text:style-name="P2"><text:span text:style-name="T1">哈马斯为什么要炮击以色列？吃饱没事干了？哈马斯之所以能在加沙被民选上台，原因就是哈马斯不认为不通过战争就能解决种族隔离的悲惨生活。哈马斯为什么这次恢复袭击以色列？因为自哈马斯被选举上台后，以色列就封锁了加沙所有隔离区的通道，已经几年了。也许就真的存在两个恋人几年不能见面情况！当时停火，也就是希望能开放这些通道，但是，一直到协议到期，以色列人依然没有开放通道。而开放通道对加沙人究竟是什么作用，生活在中国都疯僧、一袭青衫、思闻等人是没有体会的，当然也不愿意去想这个问题。加沙人的恋人不打见不着面，打了也见不着面。反正是个见不着面。这就是生活？就是全世界人都认为可以过下去的生活？这就叫人权？就叫自由？简直不知道这个世界还有什么公理，简直不知道整天在各种地方讲民主、讲自由、讲人权都全世界所有国家都头头们、媒体们、专家们有什么脸面活着！　　</text:span></text:p>
      <text:p text:style-name="P2"><text:span text:style-name="T1">那么反抗吧？强坛右派最想不通的就是为什么巴勒斯坦人发明了人体炸弹这种灭绝人性的东西。</text:span></text:p>
      <text:p text:style-name="P2"><text:span text:style-name="T1">在美国的支持下，西方社会完成了对巴勒斯坦人的彻底封锁和丑化。埃及、约旦、黎巴嫩、先后被美国收买，剩下个提心吊胆的叙利亚，整个阿拉伯世界被美国分化。一方拥有F16和重型坦克，制导火箭和推土机。另一方只有步枪和石块。这就是为什么有了人体炸弹。你的民族被夺走90%的土地，你的人民被龟缩在一、二百个集中营里，每天被屠</text:span><text:span text:style-name="T5">杀</text:span><text:span text:style-name="T1">，对方又拥有强大军事力量的时候，人体炸弹就是唯一可能对抗的武器。 　　</text:span></text:p>
      <text:p text:style-name="P2"><text:span text:style-name="T1">贫道讲都这些，大家都知道吗？包括版主知道吗？恐怕不知道，如果知道了，恐怕不会像现在这样都没有反应。说实话，贫道也是在2006年看了王小强的书：《“文明冲突”的背后— 解读伊斯兰原教旨主义复兴》（增订本）以后，才比较详细了解了巴以冲突另一方面的资料。贫道一个哥们前年去过巴勒斯坦，回来也感慨说，基本与当年听说的南非种族隔离差不多，巴勒斯坦人在这个地方根本不可能建立什么国家。　　</text:span></text:p>
      <text:p text:style-name="P2"><text:span text:style-name="T1">也许很多人很奇怪，假如贫道说的是事实，那么，信息这么发达，西方记者天天在这个地区转悠，而且西方新闻报道自由，还有那么多同情巴勒斯坦人的记者和人。最主要的是，这场冲突已经60年了，但是我们似乎从来不知道究竟发生了什么。告诉你们，这就是西方新闻自由的典型代表，只要主流媒体不宣传，没有多少人知道真相。只要老百姓认定巴勒斯坦人是恐怖分子，其他消息根本没人看。还有一点，新闻是找“新”东西，早在60年代巴勒斯坦人已经生活在这样的环境中，在西方眼里已经是一种“正常状态”，已经属于“陈年老调”，“国际共识”，谁会注意？对于中国也是这样，谁会注意50年前已经形成的东西？报纸上天天巴勒斯坦，热点地区。如果谁报道都内容似乎发掘了一个非洲原始森林没发现过的部落的生活方式，大家都不会信都。 说实话，这个帖子的内容是2年多前在这里贴过的，本以为这样的东西疯僧等看了以后，不会再成天骂巴勒斯坦人。但没想到还是这样。</text:span></text:p>
      <text:p text:style-name="P2"><text:span text:style-name="T1">美国人说什么就是什么，把美国人精心创造的“国际共识和国际惯例”作为信仰的唯一依据。这就是强坛右派的基本特点。　　</text:span></text:p>
      <text:p text:style-name="P2"><text:span text:style-name="T1">无知是强坛右派的名片，无知也是强坛右派的武器。</text:span></text:p>
      <text:p text:style-name="P2"><text:span text:style-name="T1">不过整个西方，包括中国多数知识分子在内的其他世界上的人，终归不会因为无视这几百万人这么屈辱的生活就可以安宁的。巴勒斯坦人发明的人体炸弹会不断提醒他们。今天报道巴勒斯坦人已经死伤3000多人，战死550多人，疯僧等又该欢呼胜利了。因为他觉得已经与世界达成共识，因为几乎所有国家，包括阿拉伯国家都拒绝支持制裁以色列和他的盟友。但是，巴勒斯坦人的斗争会继续下去，原因很简单——他们不具备人类生存的基本条件。　　</text:span></text:p>
      <text:p text:style-name="P2"><text:span text:style-name="T1">“共识”其实是最可怕的东西，什么一旦成为共识，而且是罪恶的共识，那就一定产生最可怕的罪恶。巴勒斯坦就将是人类的耻辱。不用多长时间，整个人类会为自己面对人类历史上最无耻，规模最大，坚持时间最长的种族灭绝视而不见、听而不闻、麻木不仁、无动于衷，并多数在为虎作伥而感到羞耻。　　</text:span></text:p>
      <text:p text:style-name="P2"><text:span text:style-name="T1">谁要真想知道你的所谓“共识”究竟有多大水份，可以买一本《文明冲突的背后》这本书，北京乌有之乡书店和万圣书店有卖的。贫道也替哥们做一次广告。　　</text:span></text:p>
      <text:p text:style-name="P2"><text:span text:style-name="T1">乌有之乡 http://www.wyzxsx.com</text:span><text:span text:style-name="T3"><text:line-break/></text:span></text:p>
      <text:p text:style-name="P1"><text:span text:style-name="T1">李秉叡 | 2009.01.05 22:18 | </text:span><text:span text:style-name="T2">#</text:span></text:p>
      <text:p text:style-name="P3"><text:span text:style-name="T1">剛剛的文章來源：http://1-apple.com.tw/index.cfm?Fuseaction=Article&amp;IssueID=20090105&amp;art_id=31289575</text:span></text:p>
      <text:p text:style-name="P1"><text:span text:style-name="T1">李秉叡 | 2009.01.05 22:16 | </text:span><text:span text:style-name="T2">#</text:span></text:p>
      <text:p text:style-name="P2"><text:span text:style-name="T1">誰是恐怖份子 (馬超賢)</text:span></text:p>
      <text:p text:style-name="P2"><text:span text:style-name="T1">2009年01月05日蘋果日報論壇</text:span></text:p>
      <text:p text:style-name="P2"><text:span text:style-name="T1">以色列連日轟炸加薩，已造成近3千名巴人死傷。</text:span></text:p>
      <text:p text:style-name="P2"><text:span text:style-name="T1">以色列軍隊上周在猶太教安息日（12月27日）展開對加薩地帶哈瑪斯的領導機構及安全機構實施「鑄鉛行動」襲擊，9天來已造成逾500名巴勒斯坦人喪生、2400人受傷，這是1967年中東戰爭以來加薩地帶傷亡最慘重的一次衝突。雖然這次的襲擊點有些出人意料，但多數觀察家和媒體早已料到，在2009年2月以國會選舉前，以及1月20日帶有1/2阿拉伯人血統的歐巴馬就職前，以軍對加薩地帶的這類軍事行動是不可避免的。</text:span></text:p>
      <text:p text:style-name="P2"><text:span text:style-name="T3"><text:line-break/></text:span><text:span text:style-name="T1">國會選舉角力結果</text:span></text:p>
      <text:p text:style-name="P2"><text:span text:style-name="T3"><text:line-break/></text:span><text:span text:style-name="T1">從表面原因看，哈瑪斯近期的火箭彈襲擊是導火線。但從深層原因看，襲擊加薩是以工黨主席、國防部長巴拉克、前進黨主席、外交部長利芙妮，以及聯合黨主席納坦雅胡等在國會選舉前角力的結果。而儘管他們都知道，動武存在風險，但權衡利弊後，他們又從不同角度判斷，打是對自己更有利的選擇，於是紛紛支持動武。而對過渡政府總理歐默特來說，攻打加薩地帶可以說是他為自己政治生涯洗污留名的最後一次機會，若失敗，結局不過是下台；若成功，他還可為利芙妮留下些資產。</text:span></text:p>
      <text:p text:style-name="P2"><text:span text:style-name="T1">從最新的以色列民調顯示，指揮進攻加薩地帶的巴拉克其選民支持率迅速增加，達到近52％。這次攻擊根本不可能消滅或剷除哈瑪斯，因為2004年來，創始者雅辛、繼承者蘭堤斯雖先後死於以軍「定點清除」，但哈瑪斯確越來越壯大，支持率越來越高，因為衝突只會增加巴人對以色列的仇恨。而先前以色列與哈瑪斯雖有6個月的停火協議，但以色列根本就未依協議解除對加薩地帶之經濟封鎖，尤其期間加薩發電廠曾多次因缺乏燃油而停止運作，醫院病患因斷電而死亡。所以12月19日到期後，哈瑪斯只能用「升高衝突」的方式來爭取權益和能真正解除封鎖的新停火協議。</text:span></text:p>
      <text:p text:style-name="P2"><text:span text:style-name="T1">1918年英國首相貝爾福發表了著名的「貝爾福宣言」，隨後扶植錫安主義領袖侵吞巴勒斯坦領土，當時錫安主義者為除去阿拉伯人，發動各種恐怖暗殺行動及種族淨化戰爭，迫使巴勒斯坦人離鄉流浪，所以今天打著「抵抗」旗幟對以色列發射火箭彈或炸彈襲擊的哈瑪斯，實際是「以其人之道，還治於其人」。因為他們是在自己的家園上抗暴，爭取自己的生存權和家人們的返鄉權。</text:span></text:p>
      <text:p text:style-name="P2"><text:span text:style-name="T3"><text:line-break/></text:span><text:span text:style-name="T1">時常斷絕巴人物資</text:span></text:p>
      <text:p text:style-name="P2"><text:span text:style-name="T3"><text:line-break/></text:span><text:span text:style-name="T1">歷史告訴我們，以色列60年來未曾對聯合國安理會有關巴勒斯坦人權益之決議或國際法庭的裁定執行或尊重過。另一方面，雖然以色列2005年撤離加薩，但自2007年底便全面封鎖加薩邊境，不時對境內150萬巴人實施斷水、斷電、斷油、斷絕人道救援物資、醫藥物資的集體懲罰。如果說哈瑪斯對以色列佔領地的火箭發射是「恐怖攻擊」，那數十年來以色列對巴勒斯坦人的「定點清除」、「種族滅絕式轟炸」算不算恐怖襲擊，而驅逐佔領者的抗暴與起義是否屬於「聯合國憲章」所提的基本人權？還是國際社會只保障「上帝的選民」為解除「國安威脅」而到處殺戮的人權呢？</text:span></text:p>
      <text:p text:style-name="P2"><text:span text:style-name="T3"><text:line-break/></text:span><text:span text:style-name="T1">2001年巴勒斯坦的一個名叫DAM的搖滾樂團曾推出一首「誰是恐怖份子」的Hip-Hop歌，在網上被下載超過百萬次。其中有幾句是如此說的：我們的血有價值，我會永遠為生存而戰，就算你稱我為恐怖份子。但誰是恐怖份子呢？你才是恐怖份子！</text:span><text:span text:style-name="T3"><text:line-break/></text:span><text:span text:style-name="T1">這首歌值得我們深思。</text:span></text:p>
      <text:p text:style-name="P4"><text:span text:style-name="T1"/></text:p>
      <text:p text:style-name="P2"><text:span text:style-name="T1">作者為台北清真大寺教長</text:span></text:p>
      <text:p text:style-name="P2"><text:span text:style-name="T3"><text:line-break/></text:span><text:span text:style-name="T1">馬超賢</text:span></text:p>
      <text:p text:style-name="P1"><text:a xlink:type="simple" xlink:href="http://palinfo.habago.org/mt-comments.cgi?__mode=red&amp;id=16432"><text:span text:style-name="T2">番薯</text:span></text:a><text:span text:style-name="T1"> | 2009.01.05 19:56 | </text:span><text:span text:style-name="T2">#</text:span></text:p>
      <text:p text:style-name="P3"><text:span text:style-name="T1">　　　　　　香港战地女记者张翠容:国家恐怖主义VS恐怖主义</text:span></text:p>
      <text:p text:style-name="P3"><text:span text:style-name="T3"><text:line-break/></text:span><text:span text:style-name="T1">当哈佛大学宣布《文明的冲突》作者亨廷顿（Sammuel Huntington）病逝之际，以色列正以六十年来最血腥手段狂轰猛炸巴勒斯坦自治区加沙地带(加萨走廊)，导致数千人死伤，美英率先支持以色列行动，整个世界就这样眼巴巴看着屠</text:span><text:span text:style-name="T5">杀</text:span><text:span text:style-name="T1">上演。以色列除攻击哈马斯政府机关和其武装据点外，不少小孩、妇女、老年人、青少年、以及其他无辜的老百姓，都成为受害者，这种把平民也一并视作袭击对象，用国家机器进行大规模</text:span><text:span text:style-name="T5">杀</text:span><text:span text:style-name="T1">戮的行为，有批评者指这种严重违反国际法的行为是国家恐怖主义。</text:span></text:p>
      <text:p text:style-name="P3"><text:span text:style-name="T1">不过，以色列对这次袭击巴人行动也有解说，他们指加沙的巴人激进组织先以火箭炮攻击以色列边境，因此，他们要用百吨导弹和六十架战机自卫、报复。自卫与报复便成为美国主流媒体报道以色列袭击行动的主调，加沙地带则早已被描绘成恐怖组织的基地，加沙居民全都是潜在的恐怖分子，是他们挑起冲突的事端。</text:span></text:p>
      <text:p text:style-name="P3"><text:span text:style-name="T1">那么，今次以色列要下重药又是怎样的一回事呢？</text:span></text:p>
      <text:p text:style-name="P3"><text:span text:style-name="T1">其实，以巴之间的冲突，已类似鸡与鸡蛋的问题，特别是加沙地带，一直是巴人激进组织哈马斯总部的所在地，而哈马斯虽于零六年大选胜出成为合法的民主政府，但局势更趋紧张。以色列与哈马斯互不承认，势成水火，而加沙一直是冲突的前沿之地，当哈马斯在零七年全面接管加沙后，两者冲突无日无之。</text:span></text:p>
      <text:p text:style-name="P3"><text:span text:style-name="T1">哈马斯指责以色列虽拆卸在加沙的犹太殖民区（屯垦区），却仍封锁和袭击加沙土地，以色列则指哈马斯不断向以色列南部发射火箭炮和输出「人肉炸弹」，二零零八年年初以色列再度制裁加沙，切断对加沙的燃料供应通道，令加沙居民在黑暗中还要面对食品和药品短缺的人道危机。</text:span></text:p>
      <text:p text:style-name="P3"><text:span text:style-name="T1">双方终在二零零八年六月透过埃及斡旋，达成六个月的停火协议，协议中哈马斯要停止所有对抗以色列的暴力行为，而以色列亦要结束间歇性空袭和解除封锁加沙，恢复开放边境口岸和日常供应。</text:span></text:p>
      <text:p text:style-name="P3"><text:span text:style-name="T1">过去六个月停火期间，可以说是对双方的考验，双方的确在初期暂停采取暴力手段，但哈马斯指以色列仍然对加沙进行局部性封锁，以色列则指哈马斯继续走私武器，全面解除封锁乃不切实际，在相互指责对方违反协议下暴力再现。 在十二月十九日停火协议结束之际，哈马斯向以色列发射火箭炮，以报复以国没有遵守协议，双方再展开新一轮的战争，最大的受害者是一百五十万的加沙居民。</text:span></text:p>
      <text:p text:style-name="P3"><text:span text:style-name="T1">近来联合国巴勒斯坦难民工作署行动总监John Ging表示：「停火协议并没有令到加沙居民得到什么好处，他们的尊严生活依然受到剥夺，事实上，在这段期间我们对加沙的物资供应亦颇受限制，我们甚至缺乏粮食，处境十分困难。」</text:span></text:p>
      <text:p text:style-name="P3"><text:span text:style-name="T1">有人道工作者形容，停火时虽然较少听到隆隆的轰炸声，但加沙居民却在沉默中慢慢死去，封锁进一步使学童缺乏书本和纸笔，无法学习，身心受到摧残。</text:span></text:p>
      <text:p text:style-name="P3"><text:span text:style-name="T1">这让人想到一九九一年第一次波斯湾战争结束后，美国随即制裁伊拉克，直至零三年再度入侵该国为止，在十二年期间，超过五十万人直接或间接受害于制裁行动，全世界也一样眼巴巴看着伊拉克人慢慢死去，国际上没有发出过严厉的抗议声音，原因是，伊拉克早被美国定性为「邪恶轴心」。</text:span></text:p>
      <text:p text:style-name="P3"><text:span text:style-name="T1">美国国务卿赖斯对这次以色列军事行动便这样说：「哈玛斯一再向以色列发射火箭炮和迫击炮，要为新一轮暴力负上责任。」可是，与以色列伤亡数字相比，加沙的死伤可谓相当严重。 报道称，哈玛斯自称为报复而发射的火箭炮，射程在不到五＋公里之内。 因此，外界形容这是一场不对等的战争，相对于哈玛斯火箭炮所造成的零星伤亡，以色列今次空袭已可共摧毁数百个目标，并调动坦克和地面部队，这种大规模袭击行动显示了是一次花了长时间作出的精心部署。</text:span></text:p>
      <text:p text:style-name="P3"><text:span text:style-name="T1">事实上，有分析家早预计出以色列今次血洗加沙的军事举动，由于二零零九年以色列议会选举，各派必将以强硬姿态来争夺选票，更何况将会出选的以色列女外长列夫尼和国防部长巴拉克正面对反对派领袖内塔尼亚胡的强大压力，重挫哈马斯政权很可能就成为以色列国内不同政治势力较劲的筹码。</text:span></text:p>
      <text:p text:style-name="P3"><text:span text:style-name="T1">加沙真是一块受诅咒之地，笔者在过去数年本曾多次出入加沙采访，发觉入境限制一年比一年苛刻，记者必须持有以色列新闻局发出的记者证方可进入，救援组织也只能有限度地在该地进行救援工作，至于和平组织人士，一概不能前往，原因是他们被以色列政府视为同情恐怖分子的组织，其中以「国际团结运动」最为敏感。</text:span></text:p>
      <text:p text:style-name="P3"><text:span text:style-name="T3"><text:line-break/></text:span><text:span text:style-name="T1">笔者在加沙期间亲身体验这个大监狱的滋味，海、陆、空一切受封锁，由于加沙与约旦河西岸巴人自治地区之间有以色列领土分割，两地隔绝，加沙南部通往埃及边境又自九十年代中开始长期关闭，令加沙毫无经济发展的可能，一半人口靠国际救援度日。</text:span></text:p>
      <text:p text:style-name="P3"><text:span text:style-name="T1">狭长的加沙地带是世界上人口最稠密的地方，零五年以色列撤走犹太殖民区之前，殖民区便占去了加沙超过四分之一的土地，令当时一百二十多万巴人居民挤迫在余下的百分之七十土地上，加沙总面积为三百六十平方公里。</text:span></text:p>
      <text:p text:style-name="P3"><text:span text:style-name="T1">在没有出路的大监狱里，加沙居民变得贫穷、绝望、暴躁，容易滋生激进思想，哈马斯也因此在该地起家。 当笔者身在加沙，发觉哈马斯已构成加沙居民生活一部分，从哈马斯医院、哈马斯大学、到哈马斯社区中心，居民在困苦生活上依赖哈马斯的程度，可想而知，在他们眼中，哈马斯是民族斗士。</text:span></text:p>
      <text:p text:style-name="P3"><text:span text:style-name="T1">可以预见，只要加沙越受封锁，经济越变萎缩，人民越无路可退，哈马斯地位便越更</text:span><text:span text:style-name="T5">稳</text:span><text:span text:style-name="T1">固，究竟是谁造就恐怖主义？</text:span></text:p>
      <text:p text:style-name="P3"><text:span text:style-name="T1">当二零零八年七月候任美国总统奥巴马访问以色列时表示，要是有人发射火箭炮攻击他女儿睡觉的地方，他会全力阻止，他认为以色列该这么做。可是，当笔者寄居于加沙一民宿的第一晚，睡得正浓时即受到以色列一枚导弹轰醒，那种惊恐不足为外人道。当地有小孩告诉笔者，他们每晚都恐怕一睡便不能再醒来，他们讨厌头上的战机声，但他们却逃生无门，而以色列人则有行动自由，可选择搬离他们认为危险之地。</text:span></text:p>
      <text:p text:style-name="P3"><text:span text:style-name="T1">奥巴马竞选时强调他会依靠外交手段解决国际纷争，人们寄望他推动中东和平，但若了解奥巴马的外交团队，或许再不感乐观。</text:span></text:p>
      <text:p text:style-name="P3"><text:span text:style-name="T3"><text:line-break/></text:span><text:span text:style-name="T1">奥巴马的副手是长期大力支持以色列的拜登，他的幕僚长是与以色列有密切关系的伊曼纽尔，希拉里自当上参议员后，在以巴问题上转向亲以强硬立场。 至于奥巴马本人，他除了认为耶路撒冷是以色列不可分割的地方外，他并说：「很难和不是代表国家、不承认你的生存权、常用恐怖行动做为武器的团体谈判。」</text:span></text:p>
      <text:p text:style-name="P3"><text:span text:style-name="T1">熟悉以巴问题的专家对以巴和平前景不寄厚望，正如以色列在空袭过后表示，他们的目的是要把加沙炸回到一九四八年之前的荒凉境况。 既然如此，国际社会应如何回应这一场国家恐怖主义？ 讽刺的是，在掌握话语权的优势下，国家恐怖主义却往往包装成为反恐行动，制造更多不公不义，从而诱发更多的暴力，连联合国也无能为力，这才正是这个世界迫切关注的现象。</text:span></text:p>
      <text:p text:style-name="P3"><text:span text:style-name="T3"><text:line-break/></text:span><text:span text:style-name="T1">转载自 乌有之乡 http://www.wyzxsx.com/Article/Class20/200901/64425.html</text:span></text:p>
      <text:p text:style-name="P1"><text:a xlink:type="simple" xlink:href="http://palinfo.habago.org/mt-comments.cgi?__mode=red&amp;id=16430"><text:span text:style-name="T2">Ibrahim Ma</text:span></text:a><text:span text:style-name="T1"> | 2009.01.05 14:44 | </text:span><text:span text:style-name="T2">#</text:span></text:p>
      <text:p text:style-name="P2"><text:span text:style-name="T1">各位兄弟姐妹, 赛俩目!</text:span><text:span text:style-name="T3"><text:line-break/><text:line-break/></text:span><text:span text:style-name="T1">麻烦您登陆"穆斯林专区"发表一些文章 添加一些回复, 以增加我们的人气, 请助一臂之力, 我感到势单力薄,</text:span><text:span text:style-name="T3"><text:line-break/></text:span><text:span text:style-name="T1">请多多关注! 谢谢! 求安拉多多回赐你们!!!</text:span><text:span text:style-name="T3"><text:line-break/><text:line-break/></text:span><text:span text:style-name="T1">"穆斯林专区"链接: http://www.van001.com/bbs/index.php?showforum=115 点击即可进入</text:span><text:span text:style-name="T3"><text:line-break/><text:line-break/></text:span><text:span text:style-name="T1">Ibrahim Ma</text:span></text:p>
      <text:p text:style-name="P1"><text:span text:style-name="T1">陳真 | 2009.01.05 03:31 | </text:span><text:span text:style-name="T2">#</text:span></text:p>
      <text:p text:style-name="P3"><text:span text:style-name="T1">底下是剛剛寄給以色列駐台機構及其駐台代表Raphael Gamzou 的信,並同時CC 給外交部及台灣駐以色列代表處及六七個媒體.</text:span></text:p>
      <text:p text:style-name="P3"><text:span text:style-name="T1">另外,有篇學姐的文章,有些人私下看過了,但請暫時不要往外轉寄,因為那是要投稿給蘋果的,為免影響刊登,所以在刊出前就請先不要外傳.</text:span></text:p>
      <text:p text:style-name="P3"><text:span text:style-name="T1">現在是新聞熱頭上,但我希望咱們別跟著熱,低調一些比較好,低調並不等於窩囊或軟弱. 一般常見的那種鬧哄哄又喊又叫的所謂衝突場面,我倒覺得只是給媒體當八卦題材,並沒有什麼意義. 小貓兩三隻安安靜靜地站著並不丟人. 若真要衝突也不是那樣吵吵鬧鬧又推又擠的的,像在撒驕一樣.</text:span></text:p>
      <text:p text:style-name="P3"><text:span text:style-name="T1">--------------------</text:span><text:span text:style-name="T3"><text:line-break/></text:span><text:span text:style-name="T1">致駐台北以色列經濟文化辦事處:</text:span></text:p>
      <text:p text:style-name="P3"><text:span text:style-name="T1">我們將於2009. 01. 08 早上十點至十二點, 至貴單位大樓外舉牌示威,</text:span><text:span text:style-name="T3"><text:line-break/></text:span><text:span text:style-name="T1">表達我們對以色列政府對巴勒斯坦人之軍事侵略行動的不滿, 活動</text:span><text:span text:style-name="T3"><text:line-break/></text:span><text:span text:style-name="T1">結束後將至貴單位遞交抗議書. 活動細節詳見附檔.</text:span></text:p>
      <text:p text:style-name="P3"><text:span text:style-name="T1">紀念若雪巴勒斯坦資訊網 敬上 2009. 01. 05.</text:span></text:p>
      <text:p text:style-name="P3"><text:span text:style-name="T1">連絡人: 陳真 (陳興正)</text:span><text:span text:style-name="T3"><text:line-break/></text:span><text:span text:style-name="T1">email: emirchen@gmail.com</text:span></text:p>
      <text:p text:style-name="P1"><text:span text:style-name="T1">小玉 | 2009.01.05 01:09 | </text:span><text:span text:style-name="T2">#</text:span></text:p>
      <text:p text:style-name="P2"><text:span text:style-name="T1">星期四的活動,如果有到下午我會去參加,之前就很想做了,不過如果一個人去舉牌應該就不算違法吧?</text:span><text:span text:style-name="T3"><text:line-break/></text:span><text:span text:style-name="T1">以色列已經誇張到忽視法國外交部對以色列軍事侵略的譴責,中國跟日本政府也都表達嚴正關切,他們也不在乎全世界有這麼多人抗議,那真的是太罪大惡極了,他們以為這樣能得到上帝的寬恕嗎?他們這樣做真的跟屠夫沒兩樣,總有一天這些發動戰爭的人會受到應該有的審判.</text:span></text:p>
      <text:p text:style-name="P1"><text:span text:style-name="T1">陳真 | 2009.01.05 01:04 | </text:span><text:span text:style-name="T2">#</text:span></text:p>
      <text:p text:style-name="P3"><text:span text:style-name="T1">嘉明,</text:span></text:p>
      <text:p text:style-name="P3"><text:span text:style-name="T1">對,我也有同感,我雖討厭以色列多一些,但同樣不認同它的對稱一方,只是兩邊似乎無法各打五十大板,或許一個該打九十板,一個打他十板. 但這仍然很容易讓人以為我們是在挺巴反以.</text:span></text:p>
      <text:p text:style-name="P1"><text:span text:style-name="T1">嘉明 | 2009.01.05 00:50 | </text:span><text:span text:style-name="T2">#</text:span></text:p>
      <text:p text:style-name="P2"><text:span text:style-name="T1">最近 Gaza Strip 又在打得火熱 感覺很沮喪</text:span><text:span text:style-name="T3"><text:line-break/></text:span><text:span text:style-name="T1">以巴雙方當權者為各自利益不斷伺機挑釁</text:span><text:span text:style-name="T3"><text:line-break/></text:span><text:span text:style-name="T1">除了討厭以色列hawkish那種挾歷史悲情行暴行之實</text:span><text:span text:style-name="T3"><text:line-break/></text:span><text:span text:style-name="T1">也為巴勒斯坦中為個人利益而拒絕和平的政客感到氣憤</text:span><text:span text:style-name="T3"><text:line-break/></text:span><text:span text:style-name="T1">一次又一次的維和 真能改變些什麼嗎?</text:span><text:span text:style-name="T3"><text:line-break/></text:span><text:span text:style-name="T1">唉.. 只是上來抒發一下</text:span><text:span text:style-name="T3"><text:line-break/></text:span><text:span text:style-name="T1">p.s. 我是上次請求轉載若雪故事的政大學生</text:span></text:p>
      <text:p text:style-name="P1"><text:span text:style-name="T1">陳真 | 2009.01.04 02:35 | </text:span><text:span text:style-name="T2">#</text:span></text:p>
      <text:p text:style-name="P3"><text:span text:style-name="T1">燁煌, 沒關係,知錯能改,善莫大焉. 如果這樣還不夠,可以自我處罰來站樁,預計會改時間改地點,可能是1月 8 號早上十點到十二點,地點是以色列駐台北經濟文化辦事處. 詳情會儘速公告於首頁.</text:span></text:p>
      <text:p text:style-name="P1"><text:a xlink:type="simple" xlink:href="http://palinfo.habago.org/mt-comments.cgi?__mode=red&amp;id=16405"><text:span text:style-name="T2">易燁煌</text:span></text:a><text:span text:style-name="T1"> | 2009.01.02 15:01 | </text:span><text:span text:style-name="T2">#</text:span></text:p>
      <text:p text:style-name="P2"><text:span text:style-name="T1">關於</text:span><text:span text:style-name="T3"><text:line-break/></text:span><text:span text:style-name="T1">http://blog.udn.com/eeeyeahong/523694</text:span><text:span text:style-name="T3"><text:line-break/></text:span><text:span text:style-name="T1">的事</text:span></text:p>
      <text:p text:style-name="P2"><text:span text:style-name="T1">再向董事長說聲對不起…</text:span></text:p>
      <text:p text:style-name="P2"><text:span text:style-name="T3"><text:line-break/></text:span><text:span text:style-name="T1">blog本文沒有改動，留做個人的一個“教訓”</text:span><text:span text:style-name="T3"><text:line-break/></text:span><text:span text:style-name="T1">有在「回應」的部份加上說明</text:span></text:p>
      <text:p text:style-name="P2"><text:span text:style-name="T3"><text:line-break/></text:span><text:span text:style-name="T1">個人對「文字著作權」的原則也是一直留意的</text:span><text:span text:style-name="T3"><text:line-break/></text:span><text:span text:style-name="T1">有時看到個別大陸網友冒李敖或別人的名義發文…</text:span><text:span text:style-name="T3"><text:line-break/></text:span><text:span text:style-name="T1">也會回文拆穿、批評</text:span></text:p>
      <text:p text:style-name="P2"><text:span text:style-name="T1">或是在中文論壇看到別人犯這樣的錯誤…也不止一次的批評別人犯的錯誤</text:span><text:span text:style-name="T3"><text:line-break/></text:span><text:span text:style-name="T1">(還用不太客氣的話罵過人)</text:span></text:p>
      <text:p text:style-name="P2"><text:span text:style-name="T1">自己犯這樣的錯誤…完全沒有任何理由和籍口</text:span><text:span text:style-name="T3"><text:line-break/></text:span><text:span text:style-name="T1">錯就是錯</text:span></text:p>
      <text:p text:style-name="P1"><text:span text:style-name="T1">番薯 | 2009.01.02 02:07 | </text:span><text:span text:style-name="T2">#</text:span></text:p>
      <text:p text:style-name="P3"><text:span text:style-name="T1">　　　　　以色列的战争罪</text:span></text:p>
      <text:p text:style-name="P3"><text:span text:style-name="T1">　　　　　作者 刘波</text:span></text:p>
      <text:p text:style-name="P3"><text:span text:style-name="T1">http://liubo.blshe.com/post/176/314542</text:span></text:p>
      <text:p text:style-name="P3"><text:span text:style-name="T3"><text:line-break/></text:span><text:span text:style-name="T1">以色列对巴勒斯坦土地的占领，是人类现代历史上为时最长的、为联合国所确认的、国际法学界所公认的非法占领。“国际社会”如果要进行人道主义干预的话，首选的干预对象就是以色列。以色列从未划定自己的边界，明确表示不愿遵守联合国181号决议和194号决议。由于各国的默许和纵容，以色列近年来的行动更是有恃无恐，变本加厉，明显构成战争罪行，更有构成种族灭绝罪行的嫌疑。如果所谓的国际社会不能对此加以制止的话，沉默的世界各国政府都要为被</text:span><text:span text:style-name="T5">杀</text:span><text:span text:style-name="T1">害的无辜平民负担法律与道德责任。</text:span><text:span text:style-name="T3"><text:line-break/></text:span><text:span text:style-name="T1">近年来，以色列对巴勒斯坦人大肆</text:span><text:span text:style-name="T5">杀</text:span><text:span text:style-name="T1">戮，动辄成百的事例并不鲜见，而此次空袭加沙事件规模空前，尤其使人对以色列政府的肆无忌惮深感惊骇。刚刚去世的美国政治学家亨廷顿曾说：“西方并不是因为理念、价值观或宗教的优越性而赢得世界的，而是因为它在实施有组织的暴力方面更胜一筹。西方人往往忘记这一点，而非西方人从不会忘记。”本次的空袭事件为此语提供了一个新的注脚（以色列人的祖先曾是西方暴力的牺牲品，现在则成为西方暴力的学徒）。事发之后以色列媒体的得意洋洋、各国政府的顾左右而言他、各国知识界的沉默，尤其令人怀疑我们不是身处一个所谓法治昌明的时代，却是生活在野蛮的中世纪。</text:span></text:p>
      <text:p text:style-name="P3"><text:span text:style-name="T3"><text:line-break/></text:span><text:span text:style-name="T1">中国媒体的报道基本上将此次事件称为“巴以冲突”的一个新事件，或是对“和平进程”的某种打断，不惮其烦地引用各方政客的言论。笔者一向认为，与普通民众的生活相比，那些西装革履的政客所发表的言谈、召开的会议未必就更加重要。同理，与加沙民众每日遭受的残酷对待相比，以色列新闻发言人发表的冠冕堂皇的声明、种种所谓的理由完全无关紧要。</text:span></text:p>
      <text:p text:style-name="P3"><text:span text:style-name="T3"><text:line-break/></text:span><text:span text:style-name="T1">另外，</text:span><text:span text:style-name="T5">鉴</text:span><text:span text:style-name="T1">于大众并不长期关注中东问题，所以媒体使用“冲突”一词极易误导公众，使人认为这是两国之间的战争（由于媒体的常年宣传，很大比例的西方人认为其实是巴勒斯坦人占了以色列的土地）。但事实上双方力量对比十分悬殊，根本谈不上什么“战”，基本是一边倒的屠</text:span><text:span text:style-name="T5">杀</text:span><text:span text:style-name="T1">。而且根据国际法，反抗占领是被占领民族的基本权利。</text:span></text:p>
      <text:p text:style-name="P3"><text:span text:style-name="T3"><text:line-break/></text:span><text:span text:style-name="T1">再者，由于媒体的“选择性关注”，大众往往将一些国际事件视为突发性事件，而忽视其背后长年累月的背景。此事的背景略述如下。哈马斯2006年通过巴勒斯坦的民主选举上台，美国和欧盟配合以色列对巴勒斯坦人实施惩罚，断绝援助，截留税款，向法塔赫武装提供武器和培训，怂恿巴勒斯坦内战。但以达赫兰为首的亲以派不得人心、士气低落，虽然占据人口和装备优势，反而在加沙一战而溃，被哈马斯占领加沙。</text:span></text:p>
      <text:p text:style-name="P3"><text:span text:style-name="T1">随后以色列宣布哈马斯占领的加沙为“</text:span><text:span text:style-name="T5">敌</text:span><text:span text:style-name="T1">对实体”，并将整个加沙城的居民作为集体惩罚的对象，实施越来越严厉的封锁，经常停水断电，限制基本生活用品和药品的供应，导致加沙85％的居民依赖联合国的救济粮度日。以色列的封锁行为给带来了自1967年以色列占领加沙以来该地最为严重的人道主义灾难。加沙居民偏年轻化，大量是未成年的儿童，故而儿童所受影响尤其明显。据联合国统计，46％的加沙儿童患有贫血。新闻报道往往只关注以色列直接造成的</text:span><text:span text:style-name="T5">杀</text:span><text:span text:style-name="T1">伤，但以色列封锁加沙的隐形损害更是惊人：由于以色列经常停电并限制基本药品供应，这会造成医院垂危病人死亡，需要外出治疗的病人常常无法获得占领者许可，以军战机在加沙上空的飞行导致大量儿童失聪，此外还有严峻的心理伤害，大量加沙儿童久历战火，患上心理疾病，轻生厌世。</text:span></text:p>
      <text:p text:style-name="P3"><text:span text:style-name="T1">常有以色列的网上拥趸以以色列向加沙供水供电的事例来说明以色列政府的“仁慈”。但是，加沙在法律上是以色列占领的领土，以色列作为占领国，对于加沙居民的生活负有直接的责任，何况这些水电并不是免费供应的。在约旦河西岸，所有的水资源被以色列牢牢控制，以色列的公共服务部门对犹太定居者和巴勒斯坦人极为不公，巴人必须交付更高的水费，而只得到有限的供水。</text:span></text:p>
      <text:p text:style-name="P3"><text:span text:style-name="T1">与上述粗劣的论调类似，以方也将此次准备了数月时间的大规模空袭解释为对哈马斯的“报复”，这一立场也引来各国媒体随声附和。但是，以色列与哈马斯的冲突历来属于以怨报怨的循环，已经分不出谁开第一枪的问题。在本次的停火协议结束之前，哈马斯与以色列双方都有破坏停火的行为，尤其是以色列于11月5日打死六名哈马斯武装人员，遂使哈马斯以发射火箭还击。再者以色列不同意结束它（在埃及穆巴拉克政权的协助之下）对加沙长达数年的残酷封锁，因而哈马斯也拒绝停止发射火箭。再者，在巴勒斯坦总统阿巴斯的治理之下，约旦河西岸并未向以色列发射火箭，而今年以来以军也在那里打死数十人，并继续各种非法行动。</text:span></text:p>
      <text:p text:style-name="P3"><text:span text:style-name="T1">另外，将以色列和哈马斯双方归为“理性”与“非理性”的对比，也是对复</text:span><text:span text:style-name="T5">杂</text:span><text:span text:style-name="T1">事实的大大简单化，明显是了解不深的业余论者的作风。以色列执政阶层内部的狂热宗教分子，绝不比哈马斯中的激进派少，只是从来不受西方主流媒体批评而已。哈马斯纪律严明，又为巴勒斯坦贫民提供基本的医院、学校等福利设施，而且领导层清廉自守，较之很多腐败的法塔赫官员，显然更得人心，这也是以色列始终无法以威吓来破坏哈马斯民意基础的原因。</text:span></text:p>
      <text:p text:style-name="P3"><text:span text:style-name="T1">然而，以色列此次空袭加沙的行动，带有一个应该令所有人警觉的特点。在袭击中，以军发言人称，由于哈马斯利用民用设施发动袭击，所以任何与哈马斯有联系的东西都是合法目标。以军空袭了加沙的政府机构、警察局、清真寺、大学、医院、民宅，造成大量伤亡。自从1967年战争以来，以色列还从未如此在一天之内</text:span><text:span text:style-name="T5">杀</text:span><text:span text:style-name="T1">死如此之多的巴人，国际压力和谴责的缺乏是最重要的原因。</text:span></text:p>
      <text:p text:style-name="P3"><text:span text:style-name="T1">以色列的拥趸（比较不那么疯狂的拥趸）称，打死平民的确不对，但那是间接伤害，只要是哈马斯成员、恐怖分子，则多</text:span><text:span text:style-name="T5">杀</text:span><text:span text:style-name="T1">无碍。这也是一种毫无法律观念的论调。首先，世界上大多数国家（包括中国）没有把哈马斯认定为恐怖组织（欧盟是在2003年才如此认定的）。</text:span></text:p>
      <text:p text:style-name="P3"><text:span text:style-name="T1">其次，就算哈马斯是恐怖组织，恐怖组织不是一个法律概念，在法律上没有意义，就国际法而言，哈马斯虽然不是正式的政府，但目前是实际控制加沙的交战团体，同以色列一样，也为加沙居民的基本生活负有义务（要求以色列解除封锁也是这一义务的体现），因而要保障加沙居民的基本治安、教育、医疗、生活等。以色列所袭击的加沙警察局、政府设施等目标，均为哈马斯这一交战团体负责民众生活与治安的设施，和战争毫无关系。所以故意攻击这些民用目标，明显是构成战争罪的行为。而且，加沙存在一些比哈马斯更为激进的组织，治安的涣散只会使那些组织更加得势，以色列谅必不会不知此事，故而袭击警察局一事，似乎是在有意促成这种结果。</text:span></text:p>
      <text:p text:style-name="P3"><text:span text:style-name="T1">联合国被占领土人权问题特别报告员理查德•佛克（Richard Falk）比较了以色列的行为与当年纳粹德国实施的集体惩罚行为。佛克是美国犹太人，曾任美国普林斯顿大学法学教授。他说，以色列对加沙人的集体惩罚明目张胆地违反了国际人权法。他还认为，以色列对巴勒斯坦人的行为正在走向种族灭绝的危险方向。在发表此言后，以色列拒绝向佛克发放签证，拒绝让他进入被占领土。</text:span></text:p>
      <text:p text:style-name="P3"><text:span text:style-name="T1">以色列对巴勒斯坦土地的占领，是人类现代历史上为时最长的、为联合国所确认的、国际法学界所公认的非法占领。“国际社会”如果要进行人道主义干预的话，首选的干预对象就是以色列。以色列从未划定自己的边界，明确表示不愿遵守联合国181号决议和194号决议。由于各国的默许和纵容，以色列近年来的行动更是有恃无恐，变本加厉，明显构成战争罪行，更有构成种族灭绝罪行的嫌疑。如果所谓的国际社会不能对此加以制止的话，沉默的世界各国政府都要为被</text:span><text:span text:style-name="T5">杀</text:span><text:span text:style-name="T1">害的无辜平民负担法律与道德责任。</text:span></text:p>
      <text:p text:style-name="P3"><text:span text:style-name="T1">刘波 2009.01.01</text:span><text:span text:style-name="T3"><text:line-break/></text:span></text:p>
      <text:p text:style-name="P1"><text:span text:style-name="T1">番薯 | 2009.01.01 01:09 | </text:span><text:span text:style-name="T2">#</text:span></text:p>
      <text:p text:style-name="P2"><text:span text:style-name="T1">加沙血案与巴勒斯坦人的数字化（转帖）</text:span><text:span text:style-name="T3"><text:line-break/></text:span><text:span text:style-name="T1">作者: 马晓霖 | 2008年12月31日 http://maxiaolin.blshe.com/post/3/313955</text:span></text:p>
      <text:p text:style-name="P2"><text:span text:style-name="T3"><text:line-break/></text:span><text:span text:style-name="T1">12月中旬，本人刚参加过中央电视台的年度“十大国际新闻”评选，提醒主办方不要提前几天公布最终结果，以免重蹈去年个别权威新闻机构的覆辙：年关前三天公布“十大国际新闻”，旋即错过贝—布托遇刺的惊天大案。果然，被边缘化近一年巴以争端在2009年的门槛前酿造了一场大血案，一场伤亡超过孟买袭击但舆论截然反应迥异的血案。</text:span></text:p>
      <text:p text:style-name="P2"><text:span text:style-name="T1">27日中午起，以色列持续对加沙地带的哈马斯目标发动空袭，一个小时内就出动两个批次110架战斗机和一定数量的直升机，袭击了170个目标。28日，空袭继续，又有近50个目标被摧毁。以色列公布的袭击目标是：哈马斯的基地、训练营、总部、办公室、弹药库、火箭阵地、掩体等等。国际媒体称，以军还轰炸了加沙的最高学府伊斯兰大学、监狱和新华社加沙分社办公室等民事目标。综合各方面的报道，截至29日，已经有370多名巴勒斯坦人死亡，1500多人受伤，加沙各医院的太平间无处陈尸，各墓地无处下葬，而死伤者多数为平民。</text:span></text:p>
      <text:p text:style-name="P2"><text:span text:style-name="T1">这是加沙地带自1967年战争爆发以来最血腥、最黑暗、最恐惧的两天，因为它记录了单日伤亡人数的最高记录，而且是一场战役规模的空对地袭击——以军出动了1/4的空军力量用各种炸弹、导弹遮盖面积只有365平方公里、拥挤着150万难民的加沙地带。无论以色列的动机多么单纯，目标多么透明，理由多么动听，都无法掩盖用千百名平民的鲜血凝结的事实：这是一场报复和惩戒性的屠</text:span><text:span text:style-name="T5">杀</text:span><text:span text:style-name="T1">——哈马斯的设施成为葬送平民生命的墓穴；这是一场精心准备的不道德清剿——让数百名手无寸铁者为几名或曰几十名哈马斯分子陪葬。</text:span></text:p>
      <text:p text:style-name="P2"><text:span text:style-name="T1">以色列，究竟是“一个拥有军队的国家，还是一支拥有国家的军队”？这句前以色列领导人曾经借用的著名质问再次浮出血光，相信不同立场和价值判断的人，自有不同的答案。但是，无论如何，已经无法改变一个新的巴以历史名词：“加沙血案”。我相信，这一日，这一笔，至少已经被巴勒斯坦人和阿拉伯人刻入脑际，也将记入史册，变成一个可以比肩“代尔—亚辛村”屠</text:span><text:span text:style-name="T5">杀</text:span><text:span text:style-name="T1">和黎巴嫩“难民营屠</text:span><text:span text:style-name="T5">杀</text:span><text:span text:style-name="T1">”的政治墓碑。在那两次历史事件中，分别有250多名和一千多名巴勒斯坦平民遭到以色列武装人员或以色列默许的民兵组织屠</text:span><text:span text:style-name="T5">杀</text:span><text:span text:style-name="T1">。</text:span></text:p>
      <text:p text:style-name="P2"><text:span text:style-name="T1">加沙血案发生了，并且仍然在持续。以色列政府宣布，将有可能发动对加沙地带的地面清剿，并征召了预备役部队，将重武器署到加沙地带附近。国际社会的反应强烈却是令人费解的：为以色列提供了先进绞肉机的美国拒绝叫停以军攻势却警告哈马斯不得报复；其他方面停留于呼吁双方克制，仅有个别阿拉伯国家给予谴责。和几周前孟买不足两百人死难、数百人受伤的“印度911”相比，生命价值天平上的巴勒斯坦人竟然是如此轻于鸿毛。难道他们不是亚当、夏娃的后代？难道他们是现代社会的罪人或贱民？</text:span></text:p>
      <text:p text:style-name="P2"><text:span text:style-name="T1">放在历史的大纵深里看，加沙血案是巴以冲突的一个重要片断，是巴以丧失和平缔造能力的直接结果，是双方缺乏雄才大略领导者的有力证明。哈马斯为了结束以色列占领号召巴勒斯坦人不要命，以色列为了维持占领也不吝惜巴勒斯坦人的命，无所作为的世界成为一架庞大绞肉机旁的冷漠看客，眼看着数字化的武器吞噬着数字化的人命。</text:span></text:p>
      <text:p text:style-name="P2"><text:span text:style-name="T1">报复哈马斯袭击不能成为伤及无辜的借口，压倒性的军事、技术优势更无法解释一日内大量无辜平民的死伤。面对这一结果，以色列没有遗憾，没有道歉，没有收手的意愿，意味着什么？意味着战争机器碾过的不是一个个鲜活的生命，而是一堆堆血肉，甚至一串串符号。</text:span></text:p>
      <text:p text:style-name="P2"><text:span text:style-name="T1">若干年前，我见证着、记录着巴以双方力量不对称和伤亡不对称的生死搏</text:span><text:span text:style-name="T5">杀</text:span><text:span text:style-name="T1">，曾发出“巴勒斯坦人不是数字”的呼喊。今天，震惊于这场我所未历的屠</text:span><text:span text:style-name="T5">杀</text:span><text:span text:style-name="T1">，我不得不承认，巴勒斯坦人就是数字，而且可能在相当一段时间内依然是数字。</text:span></text:p>
      <text:p text:style-name="P2"><text:span text:style-name="T1">2008年的又一场血案，映照着这个世界的悲哀。</text:span></text:p>
      <text:p text:style-name="P2"><text:span text:style-name="T1">（注：此文将见刊于2009年1月1日出版的《新民周刊》观察家栏目）</text:span><text:span text:style-name="T3"><text:line-break/></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meta:generator>
  </office:meta>
</office:document-meta>
</file>